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04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4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1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6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6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5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use-window-font-color="true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1.0" calcext:value-type="string">
            <text:p>6.1.0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1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4"/>
          <table:table-cell table:style-name="ce9" table:formula="of:=IF(OR(ISERROR([.F12]);ISERROR([.F21]));NA();&quot;&quot;)">
            <text:p/>
          </table:table-cell>
          <table:table-cell table:number-columns-repeated="251"/>
        </table:table-row>
        <table:table-row table:style-name="ro3" table:number-rows-repeated="10485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4"/>
        <table:table-column table:style-name="co7" table:number-columns-repeated="254" table:default-cell-style-name="ce14"/>
        <table:table-column table:style-name="co7" table:default-cell-style-name="ce35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5"/>
          <table:table-cell table:style-name="ce15" office:value-type="string" calcext:value-type="string">
            <text:p>Monte Carlo Black Scholes Model: Valuation of a Bermudan Option</text:p>
          </table:table-cell>
          <table:table-cell table:style-name="ce15" table:number-columns-repeated="1022"/>
        </table:table-row>
        <table:table-row table:style-name="ro1">
          <table:table-cell table:style-name="ce16"/>
          <table:table-cell table:style-name="ce17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6" table:number-columns-repeated="1022"/>
        </table:table-row>
        <table:table-row table:style-name="ro1">
          <table:table-cell table:style-name="ce16"/>
          <table:table-cell table:style-name="ce18"/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Time Discretization</text:p>
          </table:table-cell>
          <table:table-cell table:style-name="ce19"/>
          <table:table-cell/>
          <table:table-cell table:style-name="ce19" office:value-type="string" calcext:value-type="string">
            <text:p>Monte Carlo Black Scholes Model</text:p>
          </table:table-cell>
          <table:table-cell table:style-name="ce19"/>
          <table:table-cell/>
          <table:table-cell table:style-name="ce19" office:value-type="string" calcext:value-type="string">
            <text:p>Bermudan Option</text:p>
          </table:table-cell>
          <table:table-cell table:style-name="ce19" table:number-columns-repeated="3"/>
          <table:table-cell table:number-columns-repeated="1013"/>
        </table:table-row>
        <table:table-row table:style-name="ro5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time.TimeDiscretizationFromArray</text:p>
          </table:table-cell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3"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0" office:value-type="string" calcext:value-type="string">
            <text:p>Parameters:</text:p>
          </table:table-cell>
          <table:table-cell table:style-name="ce20" table:number-columns-repeated="3"/>
          <table:table-cell table:number-columns-repeated="1013"/>
        </table:table-row>
        <table:table-row table:style-name="ro6">
          <table:table-cell/>
          <table:table-cell table:style-name="ce21" table:formula="of:=INFO.OBBA.OBBA.OBMAKE(&quot;td.start&quot;;&quot;double&quot;;[.C9])" office:value-type="string" office:string-value="td.start &#10;[3609]" calcext:value-type="string">
            <text:p>td.start </text:p>
            <text:p>[3609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[.B14]" office:value-type="string" office:string-value="timeDiscretization-3 &#10;[3625]" calcext:value-type="string">
            <text:p>timeDiscretization-3 </text:p>
            <text:p>[3625]</text:p>
          </table:table-cell>
          <table:table-cell table:number-columns-repeated="2"/>
          <table:table-cell table:style-name="ce21" table:formula="of:=INFO.OBBA.OBBA.OBMAKE(&quot;exerciseDates&quot;;&quot;double[]&quot;;[.I9:.K9])" office:value-type="string" office:string-value="exerciseDates &#10;[3621]" calcext:value-type="string">
            <text:p>exerciseDates </text:p>
            <text:p>[3621]</text:p>
          </table:table-cell>
          <table:table-cell table:style-name="ce33" office:value-type="float" office:value="1" calcext:value-type="float">
            <text:p>1,0</text:p>
          </table:table-cell>
          <table:table-cell table:style-name="ce33" office:value-type="float" office:value="2" calcext:value-type="float">
            <text:p>2,0</text:p>
          </table:table-cell>
          <table:table-cell table:style-name="ce33" office:value-type="float" office:value="3" calcext:value-type="float">
            <text:p>3,0</text:p>
          </table:table-cell>
          <table:table-cell table:number-columns-repeated="1013"/>
        </table:table-row>
        <table:table-row table:style-name="ro6">
          <table:table-cell/>
          <table:table-cell table:style-name="ce21" table:formula="of:=INFO.OBBA.OBBA.OBMAKE(&quot;td.num&quot;;&quot;int&quot;;[.C10])" office:value-type="string" office:string-value="td.num &#10;[3610]" calcext:value-type="string">
            <text:p>td.num </text:p>
            <text:p>[3610]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1" table:formula="of:=INFO.OBBA.OBBA.OBMAKE(&quot;numberOfPaths&quot;;&quot;int&quot;;[.F10])" office:value-type="string" office:string-value="numberOfPaths &#10;[3612]" calcext:value-type="string">
            <text:p>numberOfPaths </text:p>
            <text:p>[3612]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1" table:formula="of:=INFO.OBBA.OBBA.OBMAKE(&quot;notionals&quot;;&quot;double[]&quot;;[.I10:.K10])" office:value-type="string" office:string-value="notionals &#10;[3622]" calcext:value-type="string">
            <text:p>notionals </text:p>
            <text:p>[3622]</text:p>
          </table:table-cell>
          <table:table-cell table:style-name="ce33" office:value-type="float" office:value="0.7" calcext:value-type="float">
            <text:p>0,7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 table:number-columns-repeated="1013"/>
        </table:table-row>
        <table:table-row table:style-name="ro6">
          <table:table-cell/>
          <table:table-cell table:style-name="ce21" table:formula="of:=INFO.OBBA.OBBA.OBMAKE(&quot;td.step&quot;;&quot;double&quot;;[.C11])" office:value-type="string" office:string-value="td.step &#10;[3611]" calcext:value-type="string">
            <text:p>td.step </text:p>
            <text:p>[3611]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1" table:formula="of:=INFO.OBBA.OBBA.OBMAKE(&quot;initialValue&quot;;&quot;double&quot;;[.F11])" office:value-type="string" office:string-value="initialValue &#10;[3613]" calcext:value-type="string">
            <text:p>initialValue </text:p>
            <text:p>[3613]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1" table:formula="of:=INFO.OBBA.OBBA.OBMAKE(&quot;strikes&quot;;&quot;double[]&quot;;[.I11:.K11])" office:value-type="string" office:string-value="strikes &#10;[3623]" calcext:value-type="string">
            <text:p>strikes </text:p>
            <text:p>[3623]</text:p>
          </table:table-cell>
          <table:table-cell table:style-name="ce33" office:value-type="float" office:value="0.82" calcext:value-type="float">
            <text:p>0,8</text:p>
          </table:table-cell>
          <table:table-cell table:style-name="ce33" office:value-type="float" office:value="1" calcext:value-type="float">
            <text:p>1,0</text:p>
          </table:table-cell>
          <table:table-cell table:style-name="ce33" office:value-type="float" office:value="1.1" calcext:value-type="float">
            <text:p>1,1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21" table:formula="of:=INFO.OBBA.OBBA.OBMAKE(&quot;riskFreeRate&quot;;&quot;double&quot;;[.F12])" office:value-type="string" office:string-value="riskFreeRate &#10;[3614]" calcext:value-type="string">
            <text:p>riskFreeRate </text:p>
            <text:p>[3614]</text:p>
          </table:table-cell>
          <table:table-cell table:style-name="ce29" office:value-type="percentage" office:value="0.05" calcext:value-type="percentage">
            <text:p>5%</text:p>
          </table:table-cell>
          <table:table-cell table:number-columns-repeated="1018"/>
        </table:table-row>
        <table:table-row table:style-name="ro6"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1" table:formula="of:=INFO.OBBA.OBBA.OBMAKE(&quot;volatility&quot;;&quot;double&quot;;[.F13])" office:value-type="string" office:string-value="volatility &#10;[3615]" calcext:value-type="string">
            <text:p>volatility </text:p>
            <text:p>[3615]</text:p>
          </table:table-cell>
          <table:table-cell table:style-name="ce30" office:value-type="percentage" office:value="0.2" calcext:value-type="percentage">
            <text:p>20%</text:p>
          </table:table-cell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7">
          <table:table-cell/>
          <table:table-cell table:style-name="ce21" table:formula="of:=INFO.OBBA.OBBA.OBMAKE(&quot;timeDiscretization-3&quot;;obLibs&amp;[.C7];[.B9:.B11])" office:value-type="string" office:string-value="timeDiscretization-3 &#10;[3625]" calcext:value-type="string">
            <text:p>timeDiscretization-3 </text:p>
            <text:p>[3625]</text:p>
          </table:table-cell>
          <table:table-cell table:number-columns-repeated="5"/>
          <table:table-cell table:style-name="ce21" table:formula="of:=INFO.OBBA.OBBA.OBMAKE(&quot;bermudanOption&quot;;obLibs&amp;&quot;net.finmath.montecarlo.assetderivativevaluation.products.BermudanOption&quot;;[.H9:.H11])" office:value-type="string" office:string-value="bermudanOption &#10;[3624]" calcext:value-type="string">
            <text:p>bermudanOption </text:p>
            <text:p>[3624]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" office:value-type="string" calcext:value-type="string">
            <text:p>Object:</text:p>
          </table:table-cell>
          <table:table-cell table:style-name="ce20"/>
          <table:table-cell table:number-columns-repeated="1018"/>
        </table:table-row>
        <table:table-row table:style-name="ro7">
          <table:table-cell table:number-columns-repeated="4"/>
          <table:table-cell table:style-name="ce21" table:formula="of:=INFO.OBBA.OBBA.OBMAKE(&quot;monteCarloBlackScholes-3&quot;;obLibs&amp;[.F7];[.E9:.E13])" office:value-type="string" office:string-value="monteCarloBlackScholes-3 &#10;[3626]" calcext:value-type="string">
            <text:p>monteCarloBlackScholes-3 </text:p>
            <text:p>[3626]</text:p>
          </table:table-cell>
          <table:table-cell table:number-columns-repeated="1019"/>
        </table:table-row>
        <table:table-row table:style-name="ro7" table:number-rows-repeated="2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number-columns-repeated="4"/>
          <table:table-cell table:style-name="ce19" office:value-type="string" calcext:value-type="string">
            <text:p>Plots</text:p>
          </table:table-cell>
          <table:table-cell table:style-name="ce19"/>
          <table:table-cell/>
          <table:table-cell table:style-name="ce31" office:value-type="string" calcext:value-type="string">
            <text:p>Result</text:p>
          </table:table-cell>
          <table:table-cell table:style-name="ce3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table:number-columns-repeated="2"/>
          <table:table-cell/>
          <table:table-cell table:style-name="ce32" office:value-type="string" calcext:value-type="string">
            <text:p>Value:</text:p>
          </table:table-cell>
          <table:table-cell table:style-name="ce34" table:formula="of:=INFO.OBBA.OBBA.OBGET(INFO.OBBA.OBBA.OBCALL(&quot;&quot;;[.H14];&quot;getValue&quot;;[.$E$16]))" office:value-type="float" office:value="0.172767806279265" calcext:value-type="float">
            <text:p>0,173</text:p>
          </table:table-cell>
          <table:table-cell table:formula="of:=INFO.OBBA.OBBA.OBGET(INFO.OBBA.OBBA.OBCALL(&quot;&quot;;[.H14];&quot;getValues&quot;;[.$E$16]))" office:value-type="string" office:string-value="{error=0.0020189763943626437, value=0.1727678062792651}" calcext:value-type="string">
            <text:p>{error=0.0020189763943626437, value=0.1727678062792651}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4" office:value-type="string" calcext:value-type="string">
            <text:p>observation time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MonteCarloBlackScholes.E38" table:end-x="1.14mm" table:end-y="2.39mm" draw:z-index="0" draw:name="Chart 1" draw:style-name="gr1" draw:text-style-name="P1" svg:width="84.53mm" svg:height="59.9mm" svg:x="1.35mm" svg:y="2.27mm">
              <draw:object draw:notify-on-update-of-ranges="MonteCarloBlackScholes.B48:MonteCarloBlackScholes.B297 MonteCarloBlackScholes.C48:MonteCarloBlackScholes.C29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H38" table:end-x="5.43mm" table:end-y="2.39mm" draw:z-index="1" draw:name="Chart 2" draw:style-name="gr1" draw:text-style-name="P1" svg:width="84.54mm" svg:height="59.9mm" svg:x="5.63mm" svg:y="2.27mm">
              <draw:object draw:notify-on-update-of-ranges="MonteCarloBlackScholes.E48:MonteCarloBlackScholes.E107 MonteCarloBlackScholes.F46:MonteCarloBlackScholes.F46 MonteCarloBlackScholes.F48:MonteCarloBlackScholes.F1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8" table:end-x="10.71mm" table:end-y="2.39mm" draw:z-index="2" draw:name="Chart 2" draw:style-name="gr1" draw:text-style-name="P1" svg:width="84.54mm" svg:height="59.9mm" svg:x="10.91mm" svg:y="2.27mm">
              <draw:object draw:notify-on-update-of-ranges="MonteCarloBlackScholes.H48:MonteCarloBlackScholes.H107 MonteCarloBlackScholes.I46:MonteCarloBlackScholes.I46 MonteCarloBlackScholes.I48:MonteCarloBlackScholes.I10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19" office:value-type="string" calcext:value-type="string">
            <text:p>Histograms</text:p>
          </table:table-cell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20" office:value-type="string" calcext:value-type="string">
            <text:p>Parameters: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 calcext:value-type="string">
            <text:p>Number of Intervalls: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office:value-type="string" calcext:value-type="string">
            <text:p>Std. Dev.: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 table:style-name="ce22" table:formula="of:=INFO.OBBA.OBBA.OBCALL(&quot;underlyingValue&quot;;[.E16];&quot;getAssetValue&quot;;INFO.OBBA.OBBA.OBMAKE(&quot;&quot;;&quot;double&quot;;[.F22]);INFO.OBBA.OBBA.OBMAKE(&quot;&quot;;&quot;int&quot;;0))" office:value-type="string" office:string-value="underlyingValue &#10;[3634]" calcext:value-type="string">
            <text:p>underlyingValue </text:p>
            <text:p>[3634]</text:p>
          </table:table-cell>
          <table:table-cell table:style-name="ce22" table:formula="of:=INFO.OBBA.OBBA.OBCALL(&quot;optionValues&quot;;[.H14];&quot;getValue&quot;;INFO.OBBA.OBBA.OBMAKE(&quot;&quot;;&quot;double&quot;;0);[.$E$16])" office:value-type="string" office:string-value="optionValues &#10;[3630]" calcext:value-type="string">
            <text:p>optionValues </text:p>
            <text:p>[3630]</text:p>
          </table:table-cell>
          <table:table-cell/>
          <table:table-cell table:style-name="ce26" office:value-type="string" calcext:value-type="string">
            <text:p>Histogram of Underlying Value</text:p>
          </table:table-cell>
          <table:table-cell table:style-name="ce26"/>
          <table:table-cell/>
          <table:table-cell table:style-name="ce26" office:value-type="string" calcext:value-type="string">
            <text:p>Histogram of Payoff</text:p>
          </table:table-cell>
          <table:table-cell table:style-name="ce26"/>
          <table:table-cell table:number-columns-repeated="1015"/>
        </table:table-row>
        <table:table-row table:style-name="ro3">
          <table:table-cell table:number-columns-repeated="4"/>
          <table:table-cell table:style-name="ce27" office:value-type="string" calcext:value-type="string">
            <text:p>Intervall</text:p>
          </table:table-cell>
          <table:table-cell table:style-name="ce27" office:value-type="string" calcext:value-type="string">
            <text:p>Frequency</text:p>
          </table:table-cell>
          <table:table-cell/>
          <table:table-cell table:style-name="ce27" office:value-type="string" calcext:value-type="string">
            <text:p>Intervall</text:p>
          </table:table-cell>
          <table:table-cell table:style-name="ce27" office:value-type="string" calcext:value-type="string">
            <text:p>Frequency</text:p>
          </table:table-cell>
          <table:table-cell table:number-columns-repeated="1015"/>
        </table:table-row>
        <table:table-row table:style-name="ro3">
          <table:table-cell/>
          <table:table-cell table:style-name="ce23" table:number-matrix-columns-spanned="1" table:number-matrix-rows-spanned="250" table:formula="of:=TRANSPOSE(INFO.OBBA.OBBA.OBGET(INFO.OBBA.OBBA.OBCALL(&quot;&quot;;[.B46];&quot;getRealizations&quot;)))" office:value-type="float" office:value="0.931817387814201" calcext:value-type="float">
            <text:p>0,932</text:p>
          </table:table-cell>
          <table:table-cell table:style-name="ce23" table:number-matrix-columns-spanned="1" table:number-matrix-rows-spanned="250" table:formula="of:=TRANSPOSE(INFO.OBBA.OBBA.OBGET(INFO.OBBA.OBBA.OBCALL(&quot;&quot;;[.C46];&quot;getRealizations&quot;)))" office:value-type="float" office:value="0.195144561372649" calcext:value-type="float">
            <text:p>0,195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B46];&quot;getHistogram&quot;;INFO.OBBA.OBBA.OBMAKE(&quot;&quot;;&quot;int&quot;;[.F43]);INFO.OBBA.OBBA.OBMAKE(&quot;&quot;;&quot;double&quot;;[.F44]))))" office:value-type="float" office:value="-0.0936707811180872" calcext:value-type="float">
            <text:p>-0,09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table:number-matrix-columns-spanned="2" table:number-matrix-rows-spanned="250" table:formula="of:=TRANSPOSE(INFO.OBBA.OBBA.OBGET(INFO.OBBA.OBBA.OBCALL(&quot;&quot;;[.C46];&quot;getHistogram&quot;;INFO.OBBA.OBBA.OBMAKE(&quot;&quot;;&quot;int&quot;;[.F43]);INFO.OBBA.OBBA.OBMAKE(&quot;&quot;;&quot;double&quot;;[.F44]))))" office:value-type="float" office:value="-0.445286191995014" calcext:value-type="float">
            <text:p>-0,445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3089519228961" calcext:value-type="float">
            <text:p>0,6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043551112922733" calcext:value-type="float">
            <text:p>-0,04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420564032064042" calcext:value-type="float">
            <text:p>-0,421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56200820564444" calcext:value-type="float">
            <text:p>0,856</text:p>
          </table:table-cell>
          <table:table-cell table:style-name="ce23" office:value-type="float" office:value="0.163727388404345" calcext:value-type="float">
            <text:p>0,164</text:p>
          </table:table-cell>
          <table:table-cell table:style-name="ce23"/>
          <table:table-cell table:style-name="ce23" office:value-type="float" office:value="0.00656855527262097" calcext:value-type="float">
            <text:p>0,00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395841872133071" calcext:value-type="float">
            <text:p>-0,396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4738127675197" calcext:value-type="float">
            <text:p>0,80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0566882234679749" calcext:value-type="float">
            <text:p>0,05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3711197122021" calcext:value-type="float">
            <text:p>-0,371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8570031574137" calcext:value-type="float">
            <text:p>0,786</text:p>
          </table:table-cell>
          <table:table-cell table:style-name="ce23" office:value-type="float" office:value="0.140086266873357" calcext:value-type="float">
            <text:p>0,140</text:p>
          </table:table-cell>
          <table:table-cell table:style-name="ce23"/>
          <table:table-cell table:style-name="ce23" office:value-type="float" office:value="0.106807891663329" calcext:value-type="float">
            <text:p>0,10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346397552271129" calcext:value-type="float">
            <text:p>-0,346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420090001888" calcext:value-type="float">
            <text:p>1,384</text:p>
          </table:table-cell>
          <table:table-cell table:style-name="ce23" office:value-type="float" office:value="0.146606125284849" calcext:value-type="float">
            <text:p>0,147</text:p>
          </table:table-cell>
          <table:table-cell table:style-name="ce23"/>
          <table:table-cell table:style-name="ce23" office:value-type="float" office:value="0.156927559858683" calcext:value-type="float">
            <text:p>0,15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321675392340158" calcext:value-type="float">
            <text:p>-0,322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4802364095518" calcext:value-type="float">
            <text:p>0,945</text:p>
          </table:table-cell>
          <table:table-cell table:style-name="ce23" office:value-type="float" office:value="0.125589018076995" calcext:value-type="float">
            <text:p>0,126</text:p>
          </table:table-cell>
          <table:table-cell table:style-name="ce23"/>
          <table:table-cell table:style-name="ce23" office:value-type="float" office:value="0.207047228054037" calcext:value-type="float">
            <text:p>0,20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-0.296953232409187" calcext:value-type="float">
            <text:p>-0,297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6582230607388" calcext:value-type="float">
            <text:p>0,957</text:p>
          </table:table-cell>
          <table:table-cell table:style-name="ce23" office:value-type="float" office:value="0.117355044585252" calcext:value-type="float">
            <text:p>0,117</text:p>
          </table:table-cell>
          <table:table-cell table:style-name="ce23"/>
          <table:table-cell table:style-name="ce23" office:value-type="float" office:value="0.257166896249391" calcext:value-type="float">
            <text:p>0,257</text:p>
          </table:table-cell>
          <table:table-cell table:style-name="ce23" office:value-type="float" office:value="0.0001" calcext:value-type="float">
            <text:p>0,000</text:p>
          </table:table-cell>
          <table:table-cell table:style-name="ce23"/>
          <table:table-cell table:style-name="ce23" office:value-type="float" office:value="-0.272231072478216" calcext:value-type="float">
            <text:p>-0,272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40751396961945" calcext:value-type="float">
            <text:p>0,5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307286564444745" calcext:value-type="float">
            <text:p>0,307</text:p>
          </table:table-cell>
          <table:table-cell table:style-name="ce23" office:value-type="float" office:value="0.0002" calcext:value-type="float">
            <text:p>0,000</text:p>
          </table:table-cell>
          <table:table-cell table:style-name="ce23"/>
          <table:table-cell table:style-name="ce23" office:value-type="float" office:value="-0.247508912547244" calcext:value-type="float">
            <text:p>-0,248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787674660419" calcext:value-type="float">
            <text:p>1,088</text:p>
          </table:table-cell>
          <table:table-cell table:style-name="ce23" office:value-type="float" office:value="0.26372622681971" calcext:value-type="float">
            <text:p>0,264</text:p>
          </table:table-cell>
          <table:table-cell table:style-name="ce23"/>
          <table:table-cell table:style-name="ce23" office:value-type="float" office:value="0.357406232640099" calcext:value-type="float">
            <text:p>0,357</text:p>
          </table:table-cell>
          <table:table-cell table:style-name="ce23" office:value-type="float" office:value="0.0013" calcext:value-type="float">
            <text:p>0,001</text:p>
          </table:table-cell>
          <table:table-cell table:style-name="ce23"/>
          <table:table-cell table:style-name="ce23" office:value-type="float" office:value="-0.222786752616273" calcext:value-type="float">
            <text:p>-0,223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447106536183" calcext:value-type="float">
            <text:p>1,384</text:p>
          </table:table-cell>
          <table:table-cell table:style-name="ce23" office:value-type="float" office:value="0.144607332528722" calcext:value-type="float">
            <text:p>0,145</text:p>
          </table:table-cell>
          <table:table-cell table:style-name="ce23"/>
          <table:table-cell table:style-name="ce23" office:value-type="float" office:value="0.407525900835453" calcext:value-type="float">
            <text:p>0,408</text:p>
          </table:table-cell>
          <table:table-cell table:style-name="ce23" office:value-type="float" office:value="0.0026" calcext:value-type="float">
            <text:p>0,003</text:p>
          </table:table-cell>
          <table:table-cell table:style-name="ce23"/>
          <table:table-cell table:style-name="ce23" office:value-type="float" office:value="-0.198064592685302" calcext:value-type="float">
            <text:p>-0,198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62507198769745" calcext:value-type="float">
            <text:p>0,76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457645569030807" calcext:value-type="float">
            <text:p>0,458</text:p>
          </table:table-cell>
          <table:table-cell table:style-name="ce23" office:value-type="float" office:value="0.007" calcext:value-type="float">
            <text:p>0,007</text:p>
          </table:table-cell>
          <table:table-cell table:style-name="ce23"/>
          <table:table-cell table:style-name="ce23" office:value-type="float" office:value="-0.173342432754331" calcext:value-type="float">
            <text:p>-0,173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101704260616" calcext:value-type="float">
            <text:p>1,231</text:p>
          </table:table-cell>
          <table:table-cell table:style-name="ce23" office:value-type="float" office:value="0.222197028276709" calcext:value-type="float">
            <text:p>0,222</text:p>
          </table:table-cell>
          <table:table-cell table:style-name="ce23"/>
          <table:table-cell table:style-name="ce23" office:value-type="float" office:value="0.507765237226161" calcext:value-type="float">
            <text:p>0,508</text:p>
          </table:table-cell>
          <table:table-cell table:style-name="ce23" office:value-type="float" office:value="0.0095" calcext:value-type="float">
            <text:p>0,010</text:p>
          </table:table-cell>
          <table:table-cell table:style-name="ce23"/>
          <table:table-cell table:style-name="ce23" office:value-type="float" office:value="-0.14862027282336" calcext:value-type="float">
            <text:p>-0,149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2899487790897" calcext:value-type="float">
            <text:p>1,529</text:p>
          </table:table-cell>
          <table:table-cell table:style-name="ce23" office:value-type="float" office:value="0.381229570498201" calcext:value-type="float">
            <text:p>0,381</text:p>
          </table:table-cell>
          <table:table-cell table:style-name="ce23"/>
          <table:table-cell table:style-name="ce23" office:value-type="float" office:value="0.557884905421515" calcext:value-type="float">
            <text:p>0,558</text:p>
          </table:table-cell>
          <table:table-cell table:style-name="ce23" office:value-type="float" office:value="0.0182" calcext:value-type="float">
            <text:p>0,018</text:p>
          </table:table-cell>
          <table:table-cell table:style-name="ce23"/>
          <table:table-cell table:style-name="ce23" office:value-type="float" office:value="-0.123898112892389" calcext:value-type="float">
            <text:p>-0,124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85681001085018" calcext:value-type="float">
            <text:p>0,88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60800457361687" calcext:value-type="float">
            <text:p>0,608</text:p>
          </table:table-cell>
          <table:table-cell table:style-name="ce23" office:value-type="float" office:value="0.0211" calcext:value-type="float">
            <text:p>0,021</text:p>
          </table:table-cell>
          <table:table-cell table:style-name="ce23"/>
          <table:table-cell table:style-name="ce23" office:value-type="float" office:value="-0.0991759529614175" calcext:value-type="float">
            <text:p>-0,099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65041007368" calcext:value-type="float">
            <text:p>1,497</text:p>
          </table:table-cell>
          <table:table-cell table:style-name="ce23" office:value-type="float" office:value="0.377236807241866" calcext:value-type="float">
            <text:p>0,377</text:p>
          </table:table-cell>
          <table:table-cell table:style-name="ce23"/>
          <table:table-cell table:style-name="ce23" office:value-type="float" office:value="0.658124241812224" calcext:value-type="float">
            <text:p>0,658</text:p>
          </table:table-cell>
          <table:table-cell table:style-name="ce23" office:value-type="float" office:value="0.0281" calcext:value-type="float">
            <text:p>0,028</text:p>
          </table:table-cell>
          <table:table-cell table:style-name="ce23"/>
          <table:table-cell table:style-name="ce23" office:value-type="float" office:value="-0.0744537930304464" calcext:value-type="float">
            <text:p>-0,074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4828427743846" calcext:value-type="float">
            <text:p>0,97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708243910007578" calcext:value-type="float">
            <text:p>0,708</text:p>
          </table:table-cell>
          <table:table-cell table:style-name="ce23" office:value-type="float" office:value="0.0346" calcext:value-type="float">
            <text:p>0,035</text:p>
          </table:table-cell>
          <table:table-cell table:style-name="ce23"/>
          <table:table-cell table:style-name="ce23" office:value-type="float" office:value="-0.0497316330994752" calcext:value-type="float">
            <text:p>-0,050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2338008714468" calcext:value-type="float">
            <text:p>1,523</text:p>
          </table:table-cell>
          <table:table-cell table:style-name="ce23" office:value-type="float" office:value="0.479128158996364" calcext:value-type="float">
            <text:p>0,479</text:p>
          </table:table-cell>
          <table:table-cell table:style-name="ce23"/>
          <table:table-cell table:style-name="ce23" office:value-type="float" office:value="0.758363578202932" calcext:value-type="float">
            <text:p>0,758</text:p>
          </table:table-cell>
          <table:table-cell table:style-name="ce23" office:value-type="float" office:value="0.0424" calcext:value-type="float">
            <text:p>0,042</text:p>
          </table:table-cell>
          <table:table-cell table:style-name="ce23"/>
          <table:table-cell table:style-name="ce23" office:value-type="float" office:value="-0.0250094731685041" calcext:value-type="float">
            <text:p>-0,025</text:p>
          </table:table-cell>
          <table:table-cell table:style-name="ce23" office:value-type="float" office:value="0" calcext:value-type="float">
            <text:p>0,00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27080992108968" calcext:value-type="float">
            <text:p>0,627</text:p>
          </table:table-cell>
          <table:table-cell table:style-name="ce23" office:value-type="float" office:value="0.120091231812031" calcext:value-type="float">
            <text:p>0,120</text:p>
          </table:table-cell>
          <table:table-cell table:style-name="ce23"/>
          <table:table-cell table:style-name="ce23" office:value-type="float" office:value="0.808483246398286" calcext:value-type="float">
            <text:p>0,808</text:p>
          </table:table-cell>
          <table:table-cell table:style-name="ce23" office:value-type="float" office:value="0.0502" calcext:value-type="float">
            <text:p>0,050</text:p>
          </table:table-cell>
          <table:table-cell table:style-name="ce23"/>
          <table:table-cell table:style-name="ce23" office:value-type="float" office:value="-0.000287313237532946" calcext:value-type="float">
            <text:p>0,000</text:p>
          </table:table-cell>
          <table:table-cell table:style-name="ce23" office:value-type="float" office:value="0.3266" calcext:value-type="float">
            <text:p>0,32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481351192847" calcext:value-type="float">
            <text:p>1,495</text:p>
          </table:table-cell>
          <table:table-cell table:style-name="ce23" office:value-type="float" office:value="0.178847221078842" calcext:value-type="float">
            <text:p>0,179</text:p>
          </table:table-cell>
          <table:table-cell table:style-name="ce23"/>
          <table:table-cell table:style-name="ce23" office:value-type="float" office:value="0.85860291459364" calcext:value-type="float">
            <text:p>0,859</text:p>
          </table:table-cell>
          <table:table-cell table:style-name="ce23" office:value-type="float" office:value="0.0519" calcext:value-type="float">
            <text:p>0,052</text:p>
          </table:table-cell>
          <table:table-cell table:style-name="ce23"/>
          <table:table-cell table:style-name="ce23" office:value-type="float" office:value="0.0244348466934382" calcext:value-type="float">
            <text:p>0,024</text:p>
          </table:table-cell>
          <table:table-cell table:style-name="ce23" office:value-type="float" office:value="0.0115" calcext:value-type="float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8817567950308" calcext:value-type="float">
            <text:p>0,6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0.908722582788994" calcext:value-type="float">
            <text:p>0,909</text:p>
          </table:table-cell>
          <table:table-cell table:style-name="ce23" office:value-type="float" office:value="0.0505" calcext:value-type="float">
            <text:p>0,051</text:p>
          </table:table-cell>
          <table:table-cell table:style-name="ce23"/>
          <table:table-cell table:style-name="ce23" office:value-type="float" office:value="0.0491570066244094" calcext:value-type="float">
            <text:p>0,049</text:p>
          </table:table-cell>
          <table:table-cell table:style-name="ce23" office:value-type="float" office:value="0.0111" calcext:value-type="float">
            <text:p>0,01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8636405002181" calcext:value-type="float">
            <text:p>1,286</text:p>
          </table:table-cell>
          <table:table-cell table:style-name="ce23" office:value-type="float" office:value="0.560751233371294" calcext:value-type="float">
            <text:p>0,561</text:p>
          </table:table-cell>
          <table:table-cell table:style-name="ce23"/>
          <table:table-cell table:style-name="ce23" office:value-type="float" office:value="0.958842250984348" calcext:value-type="float">
            <text:p>0,959</text:p>
          </table:table-cell>
          <table:table-cell table:style-name="ce23" office:value-type="float" office:value="0.058" calcext:value-type="float">
            <text:p>0,058</text:p>
          </table:table-cell>
          <table:table-cell table:style-name="ce23"/>
          <table:table-cell table:style-name="ce23" office:value-type="float" office:value="0.0738791665553805" calcext:value-type="float">
            <text:p>0,074</text:p>
          </table:table-cell>
          <table:table-cell table:style-name="ce23" office:value-type="float" office:value="0.0092" calcext:value-type="float">
            <text:p>0,00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10840751421511" calcext:value-type="float">
            <text:p>0,91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0089619191797" calcext:value-type="float">
            <text:p>1,009</text:p>
          </table:table-cell>
          <table:table-cell table:style-name="ce23" office:value-type="float" office:value="0.0543" calcext:value-type="float">
            <text:p>0,054</text:p>
          </table:table-cell>
          <table:table-cell table:style-name="ce23"/>
          <table:table-cell table:style-name="ce23" office:value-type="float" office:value="0.0986013264863517" calcext:value-type="float">
            <text:p>0,099</text:p>
          </table:table-cell>
          <table:table-cell table:style-name="ce23" office:value-type="float" office:value="0.0285" calcext:value-type="float">
            <text:p>0,02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596336188524" calcext:value-type="float">
            <text:p>1,066</text:p>
          </table:table-cell>
          <table:table-cell table:style-name="ce23" office:value-type="float" office:value="0.205876860083522" calcext:value-type="float">
            <text:p>0,206</text:p>
          </table:table-cell>
          <table:table-cell table:style-name="ce23"/>
          <table:table-cell table:style-name="ce23" office:value-type="float" office:value="1.05908158737506" calcext:value-type="float">
            <text:p>1,059</text:p>
          </table:table-cell>
          <table:table-cell table:style-name="ce23" office:value-type="float" office:value="0.0606" calcext:value-type="float">
            <text:p>0,061</text:p>
          </table:table-cell>
          <table:table-cell table:style-name="ce23"/>
          <table:table-cell table:style-name="ce23" office:value-type="float" office:value="0.123323486417323" calcext:value-type="float">
            <text:p>0,123</text:p>
          </table:table-cell>
          <table:table-cell table:style-name="ce23" office:value-type="float" office:value="0.0835" calcext:value-type="float">
            <text:p>0,08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3827648529146" calcext:value-type="float">
            <text:p>1,338</text:p>
          </table:table-cell>
          <table:table-cell table:style-name="ce23" office:value-type="float" office:value="0.205086471484889" calcext:value-type="float">
            <text:p>0,205</text:p>
          </table:table-cell>
          <table:table-cell table:style-name="ce23"/>
          <table:table-cell table:style-name="ce23" office:value-type="float" office:value="1.10920125557041" calcext:value-type="float">
            <text:p>1,109</text:p>
          </table:table-cell>
          <table:table-cell table:style-name="ce23" office:value-type="float" office:value="0.0536" calcext:value-type="float">
            <text:p>0,054</text:p>
          </table:table-cell>
          <table:table-cell table:style-name="ce23"/>
          <table:table-cell table:style-name="ce23" office:value-type="float" office:value="0.148045646348294" calcext:value-type="float">
            <text:p>0,148</text:p>
          </table:table-cell>
          <table:table-cell table:style-name="ce23" office:value-type="float" office:value="0.0785" calcext:value-type="float">
            <text:p>0,07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116740563846" calcext:value-type="float">
            <text:p>1,01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15932092376576" calcext:value-type="float">
            <text:p>1,159</text:p>
          </table:table-cell>
          <table:table-cell table:style-name="ce23" office:value-type="float" office:value="0.0493" calcext:value-type="float">
            <text:p>0,049</text:p>
          </table:table-cell>
          <table:table-cell table:style-name="ce23"/>
          <table:table-cell table:style-name="ce23" office:value-type="float" office:value="0.172767806279265" calcext:value-type="float">
            <text:p>0,173</text:p>
          </table:table-cell>
          <table:table-cell table:style-name="ce23" office:value-type="float" office:value="0.0926" calcext:value-type="float">
            <text:p>0,09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6248966552753" calcext:value-type="float">
            <text:p>1,562</text:p>
          </table:table-cell>
          <table:table-cell table:style-name="ce23" office:value-type="float" office:value="0.139653531861248" calcext:value-type="float">
            <text:p>0,140</text:p>
          </table:table-cell>
          <table:table-cell table:style-name="ce23"/>
          <table:table-cell table:style-name="ce23" office:value-type="float" office:value="1.20944059196112" calcext:value-type="float">
            <text:p>1,209</text:p>
          </table:table-cell>
          <table:table-cell table:style-name="ce23" office:value-type="float" office:value="0.0449" calcext:value-type="float">
            <text:p>0,045</text:p>
          </table:table-cell>
          <table:table-cell table:style-name="ce23"/>
          <table:table-cell table:style-name="ce23" office:value-type="float" office:value="0.197489966210236" calcext:value-type="float">
            <text:p>0,197</text:p>
          </table:table-cell>
          <table:table-cell table:style-name="ce23" office:value-type="float" office:value="0.0813" calcext:value-type="float">
            <text:p>0,08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80051238435439" calcext:value-type="float">
            <text:p>0,78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25956026015647" calcext:value-type="float">
            <text:p>1,260</text:p>
          </table:table-cell>
          <table:table-cell table:style-name="ce23" office:value-type="float" office:value="0.0437" calcext:value-type="float">
            <text:p>0,044</text:p>
          </table:table-cell>
          <table:table-cell table:style-name="ce23"/>
          <table:table-cell table:style-name="ce23" office:value-type="float" office:value="0.222212126141207" calcext:value-type="float">
            <text:p>0,222</text:p>
          </table:table-cell>
          <table:table-cell table:style-name="ce23" office:value-type="float" office:value="0.0725" calcext:value-type="float">
            <text:p>0,07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7627126048976" calcext:value-type="float">
            <text:p>1,876</text:p>
          </table:table-cell>
          <table:table-cell table:style-name="ce23" office:value-type="float" office:value="0.440603632343088" calcext:value-type="float">
            <text:p>0,441</text:p>
          </table:table-cell>
          <table:table-cell table:style-name="ce23"/>
          <table:table-cell table:style-name="ce23" office:value-type="float" office:value="1.30967992835183" calcext:value-type="float">
            <text:p>1,310</text:p>
          </table:table-cell>
          <table:table-cell table:style-name="ce23" office:value-type="float" office:value="0.0347" calcext:value-type="float">
            <text:p>0,035</text:p>
          </table:table-cell>
          <table:table-cell table:style-name="ce23"/>
          <table:table-cell table:style-name="ce23" office:value-type="float" office:value="0.246934286072178" calcext:value-type="float">
            <text:p>0,247</text:p>
          </table:table-cell>
          <table:table-cell table:style-name="ce23" office:value-type="float" office:value="0.0191" calcext:value-type="float">
            <text:p>0,01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595121526098" calcext:value-type="float">
            <text:p>1,066</text:p>
          </table:table-cell>
          <table:table-cell table:style-name="ce23" office:value-type="float" office:value="0.348267521622378" calcext:value-type="float">
            <text:p>0,348</text:p>
          </table:table-cell>
          <table:table-cell table:style-name="ce23"/>
          <table:table-cell table:style-name="ce23" office:value-type="float" office:value="1.35979959654718" calcext:value-type="float">
            <text:p>1,360</text:p>
          </table:table-cell>
          <table:table-cell table:style-name="ce23" office:value-type="float" office:value="0.0312" calcext:value-type="float">
            <text:p>0,031</text:p>
          </table:table-cell>
          <table:table-cell table:style-name="ce23"/>
          <table:table-cell table:style-name="ce23" office:value-type="float" office:value="0.27165644600315" calcext:value-type="float">
            <text:p>0,272</text:p>
          </table:table-cell>
          <table:table-cell table:style-name="ce23" office:value-type="float" office:value="0.0168" calcext:value-type="float">
            <text:p>0,01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3972882327621" calcext:value-type="float">
            <text:p>1,740</text:p>
          </table:table-cell>
          <table:table-cell table:style-name="ce23" office:value-type="float" office:value="0.420865882325807" calcext:value-type="float">
            <text:p>0,421</text:p>
          </table:table-cell>
          <table:table-cell table:style-name="ce23"/>
          <table:table-cell table:style-name="ce23" office:value-type="float" office:value="1.40991926474253" calcext:value-type="float">
            <text:p>1,410</text:p>
          </table:table-cell>
          <table:table-cell table:style-name="ce23" office:value-type="float" office:value="0.0337" calcext:value-type="float">
            <text:p>0,034</text:p>
          </table:table-cell>
          <table:table-cell table:style-name="ce23"/>
          <table:table-cell table:style-name="ce23" office:value-type="float" office:value="0.296378605934121" calcext:value-type="float">
            <text:p>0,296</text:p>
          </table:table-cell>
          <table:table-cell table:style-name="ce23" office:value-type="float" office:value="0.0164" calcext:value-type="float">
            <text:p>0,016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79690598533496" calcext:value-type="float">
            <text:p>0,880</text:p>
          </table:table-cell>
          <table:table-cell table:style-name="ce23" office:value-type="float" office:value="0.158758254019489" calcext:value-type="float">
            <text:p>0,159</text:p>
          </table:table-cell>
          <table:table-cell table:style-name="ce23"/>
          <table:table-cell table:style-name="ce23" office:value-type="float" office:value="1.46003893293789" calcext:value-type="float">
            <text:p>1,460</text:p>
          </table:table-cell>
          <table:table-cell table:style-name="ce23" office:value-type="float" office:value="0.0279" calcext:value-type="float">
            <text:p>0,028</text:p>
          </table:table-cell>
          <table:table-cell table:style-name="ce23"/>
          <table:table-cell table:style-name="ce23" office:value-type="float" office:value="0.321100765865092" calcext:value-type="float">
            <text:p>0,321</text:p>
          </table:table-cell>
          <table:table-cell table:style-name="ce23" office:value-type="float" office:value="0.0115" calcext:value-type="float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148047845065" calcext:value-type="float">
            <text:p>1,201</text:p>
          </table:table-cell>
          <table:table-cell table:style-name="ce23" office:value-type="float" office:value="0.334026783415925" calcext:value-type="float">
            <text:p>0,334</text:p>
          </table:table-cell>
          <table:table-cell table:style-name="ce23"/>
          <table:table-cell table:style-name="ce23" office:value-type="float" office:value="1.51015860113324" calcext:value-type="float">
            <text:p>1,510</text:p>
          </table:table-cell>
          <table:table-cell table:style-name="ce23" office:value-type="float" office:value="0.0272" calcext:value-type="float">
            <text:p>0,027</text:p>
          </table:table-cell>
          <table:table-cell table:style-name="ce23"/>
          <table:table-cell table:style-name="ce23" office:value-type="float" office:value="0.345822925796063" calcext:value-type="float">
            <text:p>0,346</text:p>
          </table:table-cell>
          <table:table-cell table:style-name="ce23" office:value-type="float" office:value="0.0122" calcext:value-type="float">
            <text:p>0,012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5554808273149" calcext:value-type="float">
            <text:p>0,80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5602782693286" calcext:value-type="float">
            <text:p>1,560</text:p>
          </table:table-cell>
          <table:table-cell table:style-name="ce23" office:value-type="float" office:value="0.0232" calcext:value-type="float">
            <text:p>0,023</text:p>
          </table:table-cell>
          <table:table-cell table:style-name="ce23"/>
          <table:table-cell table:style-name="ce23" office:value-type="float" office:value="0.370545085727034" calcext:value-type="float">
            <text:p>0,371</text:p>
          </table:table-cell>
          <table:table-cell table:style-name="ce23" office:value-type="float" office:value="0.0113" calcext:value-type="float">
            <text:p>0,01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0295790983048" calcext:value-type="float">
            <text:p>2,103</text:p>
          </table:table-cell>
          <table:table-cell table:style-name="ce23" office:value-type="float" office:value="0.721011589903661" calcext:value-type="float">
            <text:p>0,721</text:p>
          </table:table-cell>
          <table:table-cell table:style-name="ce23"/>
          <table:table-cell table:style-name="ce23" office:value-type="float" office:value="1.61039793752395" calcext:value-type="float">
            <text:p>1,610</text:p>
          </table:table-cell>
          <table:table-cell table:style-name="ce23" office:value-type="float" office:value="0.0196" calcext:value-type="float">
            <text:p>0,020</text:p>
          </table:table-cell>
          <table:table-cell table:style-name="ce23"/>
          <table:table-cell table:style-name="ce23" office:value-type="float" office:value="0.395267245658005" calcext:value-type="float">
            <text:p>0,395</text:p>
          </table:table-cell>
          <table:table-cell table:style-name="ce23" office:value-type="float" office:value="0.0111" calcext:value-type="float">
            <text:p>0,011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9592331901959" calcext:value-type="float">
            <text:p>0,796</text:p>
          </table:table-cell>
          <table:table-cell table:style-name="ce23" office:value-type="float" office:value="0.109240236415631" calcext:value-type="float">
            <text:p>0,109</text:p>
          </table:table-cell>
          <table:table-cell table:style-name="ce23"/>
          <table:table-cell table:style-name="ce23" office:value-type="float" office:value="1.6605176057193" calcext:value-type="float">
            <text:p>1,661</text:p>
          </table:table-cell>
          <table:table-cell table:style-name="ce23" office:value-type="float" office:value="0.018" calcext:value-type="float">
            <text:p>0,018</text:p>
          </table:table-cell>
          <table:table-cell table:style-name="ce23"/>
          <table:table-cell table:style-name="ce23" office:value-type="float" office:value="0.419989405588977" calcext:value-type="float">
            <text:p>0,420</text:p>
          </table:table-cell>
          <table:table-cell table:style-name="ce23" office:value-type="float" office:value="0.0102" calcext:value-type="float">
            <text:p>0,01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0107248725062" calcext:value-type="float">
            <text:p>0,74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71063727391466" calcext:value-type="float">
            <text:p>1,711</text:p>
          </table:table-cell>
          <table:table-cell table:style-name="ce23" office:value-type="float" office:value="0.0152" calcext:value-type="float">
            <text:p>0,015</text:p>
          </table:table-cell>
          <table:table-cell table:style-name="ce23"/>
          <table:table-cell table:style-name="ce23" office:value-type="float" office:value="0.444711565519948" calcext:value-type="float">
            <text:p>0,445</text:p>
          </table:table-cell>
          <table:table-cell table:style-name="ce23" office:value-type="float" office:value="0.0097" calcext:value-type="float">
            <text:p>0,010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780345145394" calcext:value-type="float">
            <text:p>1,188</text:p>
          </table:table-cell>
          <table:table-cell table:style-name="ce23" office:value-type="float" office:value="0.188378076554619" calcext:value-type="float">
            <text:p>0,188</text:p>
          </table:table-cell>
          <table:table-cell table:style-name="ce23"/>
          <table:table-cell table:style-name="ce23" office:value-type="float" office:value="1.76075694211001" calcext:value-type="float">
            <text:p>1,761</text:p>
          </table:table-cell>
          <table:table-cell table:style-name="ce23" office:value-type="float" office:value="0.0114" calcext:value-type="float">
            <text:p>0,011</text:p>
          </table:table-cell>
          <table:table-cell table:style-name="ce23"/>
          <table:table-cell table:style-name="ce23" office:value-type="float" office:value="0.469433725450919" calcext:value-type="float">
            <text:p>0,469</text:p>
          </table:table-cell>
          <table:table-cell table:style-name="ce23" office:value-type="float" office:value="0.0093" calcext:value-type="float">
            <text:p>0,009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14652315036634" calcext:value-type="float">
            <text:p>0,71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81087661030537" calcext:value-type="float">
            <text:p>1,811</text:p>
          </table:table-cell>
          <table:table-cell table:style-name="ce23" office:value-type="float" office:value="0.0097" calcext:value-type="float">
            <text:p>0,010</text:p>
          </table:table-cell>
          <table:table-cell table:style-name="ce23"/>
          <table:table-cell table:style-name="ce23" office:value-type="float" office:value="0.49415588538189" calcext:value-type="float">
            <text:p>0,494</text:p>
          </table:table-cell>
          <table:table-cell table:style-name="ce23" office:value-type="float" office:value="0.0066" calcext:value-type="float">
            <text:p>0,00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78623235932086" calcext:value-type="float">
            <text:p>0,77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float" office:value="1.86099627850072" calcext:value-type="float">
            <text:p>1,861</text:p>
          </table:table-cell>
          <table:table-cell table:style-name="ce23" office:value-type="float" office:value="0.0105" calcext:value-type="float">
            <text:p>0,011</text:p>
          </table:table-cell>
          <table:table-cell table:style-name="ce23"/>
          <table:table-cell table:style-name="ce23" office:value-type="float" office:value="0.518878045312861" calcext:value-type="float">
            <text:p>0,519</text:p>
          </table:table-cell>
          <table:table-cell table:style-name="ce23" office:value-type="float" office:value="0.0083" calcext:value-type="float">
            <text:p>0,008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4700774621755" calcext:value-type="float">
            <text:p>0,955</text:p>
          </table:table-cell>
          <table:table-cell table:style-name="ce23" office:value-type="float" office:value="0.12207843041814" calcext:value-type="float">
            <text:p>0,122</text:p>
          </table:table-cell>
          <table:table-cell table:style-name="ce23"/>
          <table:table-cell table:style-name="ce23" office:value-type="float" office:value="1.91111594669607" calcext:value-type="float">
            <text:p>1,911</text:p>
          </table:table-cell>
          <table:table-cell table:style-name="ce23" office:value-type="float" office:value="0.0092" calcext:value-type="float">
            <text:p>0,009</text:p>
          </table:table-cell>
          <table:table-cell table:style-name="ce23"/>
          <table:table-cell table:style-name="ce23" office:value-type="float" office:value="0.543600205243832" calcext:value-type="float">
            <text:p>0,544</text:p>
          </table:table-cell>
          <table:table-cell table:style-name="ce23" office:value-type="float" office:value="0.0068" calcext:value-type="float">
            <text:p>0,007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340499421987" calcext:value-type="float">
            <text:p>1,203</text:p>
          </table:table-cell>
          <table:table-cell table:style-name="ce23" office:value-type="float" office:value="0.121905811517831" calcext:value-type="float">
            <text:p>0,122</text:p>
          </table:table-cell>
          <table:table-cell table:style-name="ce23"/>
          <table:table-cell table:style-name="ce23" office:value-type="float" office:value="1.96123561489143" calcext:value-type="float">
            <text:p>1,961</text:p>
          </table:table-cell>
          <table:table-cell table:style-name="ce23" office:value-type="float" office:value="0.0063" calcext:value-type="float">
            <text:p>0,006</text:p>
          </table:table-cell>
          <table:table-cell table:style-name="ce23"/>
          <table:table-cell table:style-name="ce23" office:value-type="float" office:value="0.568322365174804" calcext:value-type="float">
            <text:p>0,568</text:p>
          </table:table-cell>
          <table:table-cell table:style-name="ce23" office:value-type="float" office:value="0.0054" calcext:value-type="float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3438601083743" calcext:value-type="float">
            <text:p>1,434</text:p>
          </table:table-cell>
          <table:table-cell table:style-name="ce23" office:value-type="float" office:value="0.167322368052972" calcext:value-type="float">
            <text:p>0,167</text:p>
          </table:table-cell>
          <table:table-cell table:style-name="ce23"/>
          <table:table-cell table:style-name="ce23" office:value-type="float" office:value="2.01135528308678" calcext:value-type="float">
            <text:p>2,011</text:p>
          </table:table-cell>
          <table:table-cell table:style-name="ce23" office:value-type="float" office:value="0.0053" calcext:value-type="float">
            <text:p>0,005</text:p>
          </table:table-cell>
          <table:table-cell table:style-name="ce23"/>
          <table:table-cell table:style-name="ce23" office:value-type="float" office:value="0.593044525105775" calcext:value-type="float">
            <text:p>0,593</text:p>
          </table:table-cell>
          <table:table-cell table:style-name="ce23" office:value-type="float" office:value="0.005" calcext:value-type="float">
            <text:p>0,005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6873453574409" calcext:value-type="float">
            <text:p>1,869</text:p>
          </table:table-cell>
          <table:table-cell table:style-name="ce23" office:value-type="float" office:value="0.661655946668354" calcext:value-type="float">
            <text:p>0,662</text:p>
          </table:table-cell>
          <table:table-cell table:style-name="ce23"/>
          <table:table-cell table:style-name="ce23" office:value-type="float" office:value="2.06147495128214" calcext:value-type="float">
            <text:p>2,061</text:p>
          </table:table-cell>
          <table:table-cell table:style-name="ce23" office:value-type="float" office:value="0.0054" calcext:value-type="float">
            <text:p>0,005</text:p>
          </table:table-cell>
          <table:table-cell table:style-name="ce23"/>
          <table:table-cell table:style-name="ce23" office:value-type="float" office:value="0.617766685036746" calcext:value-type="float">
            <text:p>0,618</text:p>
          </table:table-cell>
          <table:table-cell table:style-name="ce23" office:value-type="float" office:value="0.0034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1480158608914" calcext:value-type="float">
            <text:p>1,215</text:p>
          </table:table-cell>
          <table:table-cell table:style-name="ce23" office:value-type="float" office:value="0.146362414232584" calcext:value-type="float">
            <text:p>0,146</text:p>
          </table:table-cell>
          <table:table-cell table:style-name="ce23"/>
          <table:table-cell table:style-name="ce23" office:value-type="float" office:value="2.11159461947749" calcext:value-type="float">
            <text:p>2,112</text:p>
          </table:table-cell>
          <table:table-cell table:style-name="ce23" office:value-type="float" office:value="0.0054" calcext:value-type="float">
            <text:p>0,005</text:p>
          </table:table-cell>
          <table:table-cell table:style-name="ce23"/>
          <table:table-cell table:style-name="ce23" office:value-type="float" office:value="0.642488844967717" calcext:value-type="float">
            <text:p>0,642</text:p>
          </table:table-cell>
          <table:table-cell table:style-name="ce23" office:value-type="float" office:value="0.0035" calcext:value-type="float">
            <text:p>0,004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025520024097" calcext:value-type="float">
            <text:p>1,230</text:p>
          </table:table-cell>
          <table:table-cell table:style-name="ce23" office:value-type="float" office:value="0.112111689818247" calcext:value-type="float">
            <text:p>0,112</text:p>
          </table:table-cell>
          <table:table-cell table:style-name="ce23"/>
          <table:table-cell table:style-name="ce23" office:value-type="float" office:value="2.16171428767285" calcext:value-type="float">
            <text:p>2,162</text:p>
          </table:table-cell>
          <table:table-cell table:style-name="ce23" office:value-type="float" office:value="0.0033" calcext:value-type="float">
            <text:p>0,003</text:p>
          </table:table-cell>
          <table:table-cell table:style-name="ce23"/>
          <table:table-cell table:style-name="ce23" office:value-type="float" office:value="0.667211004898688" calcext:value-type="float">
            <text:p>0,667</text:p>
          </table:table-cell>
          <table:table-cell table:style-name="ce23" office:value-type="float" office:value="0.0033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9660895150742" calcext:value-type="float">
            <text:p>1,397</text:p>
          </table:table-cell>
          <table:table-cell table:style-name="ce23" office:value-type="float" office:value="0.255293690441509" calcext:value-type="float">
            <text:p>0,255</text:p>
          </table:table-cell>
          <table:table-cell table:style-name="ce23"/>
          <table:table-cell table:style-name="ce23" office:value-type="float" office:value="2.2118339558682" calcext:value-type="float">
            <text:p>2,212</text:p>
          </table:table-cell>
          <table:table-cell table:style-name="ce23" office:value-type="float" office:value="0.0022" calcext:value-type="float">
            <text:p>0,002</text:p>
          </table:table-cell>
          <table:table-cell table:style-name="ce23"/>
          <table:table-cell table:style-name="ce23" office:value-type="float" office:value="0.691933164829659" calcext:value-type="float">
            <text:p>0,692</text:p>
          </table:table-cell>
          <table:table-cell table:style-name="ce23" office:value-type="float" office:value="0.0034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79323866538473" calcext:value-type="float">
            <text:p>0,879</text:p>
          </table:table-cell>
          <table:table-cell table:style-name="ce23" office:value-type="float" office:value="0.145679187106479" calcext:value-type="float">
            <text:p>0,146</text:p>
          </table:table-cell>
          <table:table-cell table:style-name="ce23"/>
          <table:table-cell table:style-name="ce23" office:value-type="float" office:value="2.26195362406355" calcext:value-type="float">
            <text:p>2,262</text:p>
          </table:table-cell>
          <table:table-cell table:style-name="ce23" office:value-type="float" office:value="0.0031" calcext:value-type="float">
            <text:p>0,003</text:p>
          </table:table-cell>
          <table:table-cell table:style-name="ce23"/>
          <table:table-cell table:style-name="ce23" office:value-type="float" office:value="0.71665532476063" calcext:value-type="float">
            <text:p>0,717</text:p>
          </table:table-cell>
          <table:table-cell table:style-name="ce23" office:value-type="float" office:value="0.0028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6758375320545" calcext:value-type="float">
            <text:p>1,668</text:p>
          </table:table-cell>
          <table:table-cell table:style-name="ce23" office:value-type="float" office:value="0.17103986894592" calcext:value-type="float">
            <text:p>0,171</text:p>
          </table:table-cell>
          <table:table-cell table:style-name="ce23"/>
          <table:table-cell table:style-name="ce23" office:value-type="float" office:value="2.31207329225891" calcext:value-type="float">
            <text:p>2,312</text:p>
          </table:table-cell>
          <table:table-cell table:style-name="ce23" office:value-type="float" office:value="0.0027" calcext:value-type="float">
            <text:p>0,003</text:p>
          </table:table-cell>
          <table:table-cell table:style-name="ce23"/>
          <table:table-cell table:style-name="ce23" office:value-type="float" office:value="0.741377484691602" calcext:value-type="float">
            <text:p>0,741</text:p>
          </table:table-cell>
          <table:table-cell table:style-name="ce23" office:value-type="float" office:value="0.0029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468034292984" calcext:value-type="float">
            <text:p>1,235</text:p>
          </table:table-cell>
          <table:table-cell table:style-name="ce23" office:value-type="float" office:value="0.459267187499312" calcext:value-type="float">
            <text:p>0,459</text:p>
          </table:table-cell>
          <table:table-cell table:style-name="ce23"/>
          <table:table-cell table:style-name="ce23" office:value-type="float" office:value="2.36219296045426" calcext:value-type="float">
            <text:p>2,362</text:p>
          </table:table-cell>
          <table:table-cell table:style-name="ce23" office:value-type="float" office:value="0.0019" calcext:value-type="float">
            <text:p>0,002</text:p>
          </table:table-cell>
          <table:table-cell table:style-name="ce23"/>
          <table:table-cell table:style-name="ce23" office:value-type="float" office:value="0.766099644622573" calcext:value-type="float">
            <text:p>0,766</text:p>
          </table:table-cell>
          <table:table-cell table:style-name="ce23" office:value-type="float" office:value="0.0032" calcext:value-type="float">
            <text:p>0,00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844418585291" calcext:value-type="float">
            <text:p>1,484</text:p>
          </table:table-cell>
          <table:table-cell table:style-name="ce23" office:value-type="float" office:value="0.193971975235627" calcext:value-type="float">
            <text:p>0,194</text:p>
          </table:table-cell>
          <table:table-cell table:style-name="ce23"/>
          <table:table-cell table:style-name="ce23" office:value-type="float" office:value="2.41231262864961" calcext:value-type="float">
            <text:p>2,412</text:p>
          </table:table-cell>
          <table:table-cell table:style-name="ce23" office:value-type="float" office:value="0.0108" calcext:value-type="float">
            <text:p>0,011</text:p>
          </table:table-cell>
          <table:table-cell table:style-name="ce23"/>
          <table:table-cell table:style-name="ce23" office:value-type="float" office:value="0.790821804553544" calcext:value-type="float">
            <text:p>0,791</text:p>
          </table:table-cell>
          <table:table-cell table:style-name="ce23" office:value-type="float" office:value="0.0225" calcext:value-type="float">
            <text:p>0,023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596866058289" calcext:value-type="float">
            <text:p>1,01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740248721769" calcext:value-type="float">
            <text:p>1,237</text:p>
          </table:table-cell>
          <table:table-cell table:style-name="ce23" office:value-type="float" office:value="0.223555676158896" calcext:value-type="float">
            <text:p>0,22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4342216276554" calcext:value-type="float">
            <text:p>0,894</text:p>
          </table:table-cell>
          <table:table-cell table:style-name="ce23" office:value-type="float" office:value="0.144389861834388" calcext:value-type="float">
            <text:p>0,14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020469565303" calcext:value-type="float">
            <text:p>1,490</text:p>
          </table:table-cell>
          <table:table-cell table:style-name="ce23" office:value-type="float" office:value="0.197694396976533" calcext:value-type="float">
            <text:p>0,1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1565070425027" calcext:value-type="float">
            <text:p>0,68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2634222224147" calcext:value-type="float">
            <text:p>1,126</text:p>
          </table:table-cell>
          <table:table-cell table:style-name="ce23" office:value-type="float" office:value="0.243674735312594" calcext:value-type="float">
            <text:p>0,24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0961013653069" calcext:value-type="float">
            <text:p>1,510</text:p>
          </table:table-cell>
          <table:table-cell table:style-name="ce23" office:value-type="float" office:value="0.321992411611102" calcext:value-type="float">
            <text:p>0,32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80732650269335" calcext:value-type="float">
            <text:p>1,807</text:p>
          </table:table-cell>
          <table:table-cell table:style-name="ce23" office:value-type="float" office:value="0.204388616966806" calcext:value-type="float">
            <text:p>0,20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298307318647" calcext:value-type="float">
            <text:p>1,013</text:p>
          </table:table-cell>
          <table:table-cell table:style-name="ce23" office:value-type="float" office:value="0.184677079262461" calcext:value-type="float">
            <text:p>0,18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1612973255414" calcext:value-type="float">
            <text:p>0,972</text:p>
          </table:table-cell>
          <table:table-cell table:style-name="ce23" office:value-type="float" office:value="0.16817857930404" calcext:value-type="float">
            <text:p>0,16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466058843871" calcext:value-type="float">
            <text:p>1,447</text:p>
          </table:table-cell>
          <table:table-cell table:style-name="ce23" office:value-type="float" office:value="0.29832644936784" calcext:value-type="float">
            <text:p>0,2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5919654316815" calcext:value-type="float">
            <text:p>0,826</text:p>
          </table:table-cell>
          <table:table-cell table:style-name="ce23" office:value-type="float" office:value="0.186712054917446" calcext:value-type="float">
            <text:p>0,18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2421787105868" calcext:value-type="float">
            <text:p>2,124</text:p>
          </table:table-cell>
          <table:table-cell table:style-name="ce23" office:value-type="float" office:value="0.163703401400851" calcext:value-type="float">
            <text:p>0,16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994461151104" calcext:value-type="float">
            <text:p>1,01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57887321541031" calcext:value-type="float">
            <text:p>0,858</text:p>
          </table:table-cell>
          <table:table-cell table:style-name="ce23" office:value-type="float" office:value="0.147795130051635" calcext:value-type="float">
            <text:p>0,14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81102081188383" calcext:value-type="float">
            <text:p>0,58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349155827009769" calcext:value-type="float">
            <text:p>0,34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2161920913307" calcext:value-type="float">
            <text:p>1,522</text:p>
          </table:table-cell>
          <table:table-cell table:style-name="ce23" office:value-type="float" office:value="0.194467769720271" calcext:value-type="float">
            <text:p>0,19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1106203358571" calcext:value-type="float">
            <text:p>1,411</text:p>
          </table:table-cell>
          <table:table-cell table:style-name="ce23" office:value-type="float" office:value="0.210612667623621" calcext:value-type="float">
            <text:p>0,21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31968949497941" calcext:value-type="float">
            <text:p>2,320</text:p>
          </table:table-cell>
          <table:table-cell table:style-name="ce23" office:value-type="float" office:value="0.163853241995522" calcext:value-type="float">
            <text:p>0,16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5683552049822" calcext:value-type="float">
            <text:p>0,8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7112752222686" calcext:value-type="float">
            <text:p>1,671</text:p>
          </table:table-cell>
          <table:table-cell table:style-name="ce23" office:value-type="float" office:value="0.260267826820293" calcext:value-type="float">
            <text:p>0,26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031835993906" calcext:value-type="float">
            <text:p>1,040</text:p>
          </table:table-cell>
          <table:table-cell table:style-name="ce23" office:value-type="float" office:value="0.175107201630426" calcext:value-type="float">
            <text:p>0,17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7215867683818" calcext:value-type="float">
            <text:p>1,672</text:p>
          </table:table-cell>
          <table:table-cell table:style-name="ce23" office:value-type="float" office:value="0.406782828837244" calcext:value-type="float">
            <text:p>0,40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1057705051127" calcext:value-type="float">
            <text:p>1,211</text:p>
          </table:table-cell>
          <table:table-cell table:style-name="ce23" office:value-type="float" office:value="0.230892311815169" calcext:value-type="float">
            <text:p>0,23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0419402647175" calcext:value-type="float">
            <text:p>1,204</text:p>
          </table:table-cell>
          <table:table-cell table:style-name="ce23" office:value-type="float" office:value="0.145704781104984" calcext:value-type="float">
            <text:p>0,14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4303919473305" calcext:value-type="float">
            <text:p>1,643</text:p>
          </table:table-cell>
          <table:table-cell table:style-name="ce23" office:value-type="float" office:value="0.86259481633702" calcext:value-type="float">
            <text:p>0,86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784632899346" calcext:value-type="float">
            <text:p>1,048</text:p>
          </table:table-cell>
          <table:table-cell table:style-name="ce23" office:value-type="float" office:value="0.215426696648957" calcext:value-type="float">
            <text:p>0,21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714829224571" calcext:value-type="float">
            <text:p>1,00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21143198528325" calcext:value-type="float">
            <text:p>0,721</text:p>
          </table:table-cell>
          <table:table-cell table:style-name="ce23" office:value-type="float" office:value="0.232431007448056" calcext:value-type="float">
            <text:p>0,23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9048384203958" calcext:value-type="float">
            <text:p>1,090</text:p>
          </table:table-cell>
          <table:table-cell table:style-name="ce23" office:value-type="float" office:value="0.214290981923888" calcext:value-type="float">
            <text:p>0,21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05204141044241" calcext:value-type="float">
            <text:p>2,052</text:p>
          </table:table-cell>
          <table:table-cell table:style-name="ce23" office:value-type="float" office:value="0.32465192773611" calcext:value-type="float">
            <text:p>0,32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6846670892342" calcext:value-type="float">
            <text:p>1,468</text:p>
          </table:table-cell>
          <table:table-cell table:style-name="ce23" office:value-type="float" office:value="0.317142235417475" calcext:value-type="float">
            <text:p>0,31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952377517724" calcext:value-type="float">
            <text:p>1,090</text:p>
          </table:table-cell>
          <table:table-cell table:style-name="ce23" office:value-type="float" office:value="0.216286758842924" calcext:value-type="float">
            <text:p>0,21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415717740183" calcext:value-type="float">
            <text:p>1,064</text:p>
          </table:table-cell>
          <table:table-cell table:style-name="ce23" office:value-type="float" office:value="0.147740720819584" calcext:value-type="float">
            <text:p>0,14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7575742653502" calcext:value-type="float">
            <text:p>2,176</text:p>
          </table:table-cell>
          <table:table-cell table:style-name="ce23" office:value-type="float" office:value="0.754653627041883" calcext:value-type="float">
            <text:p>0,75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9672102043248" calcext:value-type="float">
            <text:p>1,297</text:p>
          </table:table-cell>
          <table:table-cell table:style-name="ce23" office:value-type="float" office:value="0.685177409079257" calcext:value-type="float">
            <text:p>0,68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2731262922179" calcext:value-type="float">
            <text:p>0,6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6860247815575" calcext:value-type="float">
            <text:p>0,817</text:p>
          </table:table-cell>
          <table:table-cell table:style-name="ce23" office:value-type="float" office:value="0.113057151898278" calcext:value-type="float">
            <text:p>0,11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7336251405562" calcext:value-type="float">
            <text:p>1,07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1231333149739" calcext:value-type="float">
            <text:p>1,612</text:p>
          </table:table-cell>
          <table:table-cell table:style-name="ce23" office:value-type="float" office:value="0.229307208822782" calcext:value-type="float">
            <text:p>0,22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02020825863373" calcext:value-type="float">
            <text:p>0,90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092721737556" calcext:value-type="float">
            <text:p>0,82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970402870296" calcext:value-type="float">
            <text:p>1,390</text:p>
          </table:table-cell>
          <table:table-cell table:style-name="ce23" office:value-type="float" office:value="0.229847825313917" calcext:value-type="float">
            <text:p>0,23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228558226535" calcext:value-type="float">
            <text:p>0,892</text:p>
          </table:table-cell>
          <table:table-cell table:style-name="ce23" office:value-type="float" office:value="0.122559257862077" calcext:value-type="float">
            <text:p>0,12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9776271119161" calcext:value-type="float">
            <text:p>0,93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3342691410265" calcext:value-type="float">
            <text:p>1,333</text:p>
          </table:table-cell>
          <table:table-cell table:style-name="ce23" office:value-type="float" office:value="0.126246059010673" calcext:value-type="float">
            <text:p>0,12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6277055086079" calcext:value-type="float">
            <text:p>1,563</text:p>
          </table:table-cell>
          <table:table-cell table:style-name="ce23" office:value-type="float" office:value="0.398310304380496" calcext:value-type="float">
            <text:p>0,3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9667186152064" calcext:value-type="float">
            <text:p>1,497</text:p>
          </table:table-cell>
          <table:table-cell table:style-name="ce23" office:value-type="float" office:value="0.218158633175721" calcext:value-type="float">
            <text:p>0,21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8241600589704" calcext:value-type="float">
            <text:p>1,582</text:p>
          </table:table-cell>
          <table:table-cell table:style-name="ce23" office:value-type="float" office:value="0.178259964077844" calcext:value-type="float">
            <text:p>0,17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0387132981015" calcext:value-type="float">
            <text:p>1,604</text:p>
          </table:table-cell>
          <table:table-cell table:style-name="ce23" office:value-type="float" office:value="0.216313947308009" calcext:value-type="float">
            <text:p>0,21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454445643377" calcext:value-type="float">
            <text:p>1,00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9099576239563" calcext:value-type="float">
            <text:p>0,79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0077881668162" calcext:value-type="float">
            <text:p>1,301</text:p>
          </table:table-cell>
          <table:table-cell table:style-name="ce23" office:value-type="float" office:value="0.212901051632655" calcext:value-type="float">
            <text:p>0,21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610237594291" calcext:value-type="float">
            <text:p>1,136</text:p>
          </table:table-cell>
          <table:table-cell table:style-name="ce23" office:value-type="float" office:value="0.358707952830722" calcext:value-type="float">
            <text:p>0,35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7768007596471" calcext:value-type="float">
            <text:p>1,578</text:p>
          </table:table-cell>
          <table:table-cell table:style-name="ce23" office:value-type="float" office:value="0.393530651014558" calcext:value-type="float">
            <text:p>0,39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2720939435309" calcext:value-type="float">
            <text:p>0,81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.50843886259987" calcext:value-type="float">
            <text:p>3,508</text:p>
          </table:table-cell>
          <table:table-cell table:style-name="ce23" office:value-type="float" office:value="1.27263570728366" calcext:value-type="float">
            <text:p>1,27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79505535250263" calcext:value-type="float">
            <text:p>0,78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21453094360489" calcext:value-type="float">
            <text:p>0,72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899663822785" calcext:value-type="float">
            <text:p>1,389</text:p>
          </table:table-cell>
          <table:table-cell table:style-name="ce23" office:value-type="float" office:value="0.248741711682741" calcext:value-type="float">
            <text:p>0,24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13197503634348" calcext:value-type="float">
            <text:p>0,613</text:p>
          </table:table-cell>
          <table:table-cell table:style-name="ce23" office:value-type="float" office:value="0.116371449820303" calcext:value-type="float">
            <text:p>0,11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481310905424" calcext:value-type="float">
            <text:p>1,265</text:p>
          </table:table-cell>
          <table:table-cell table:style-name="ce23" office:value-type="float" office:value="0.141855957582393" calcext:value-type="float">
            <text:p>0,14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88618016306902" calcext:value-type="float">
            <text:p>0,88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1269416396805" calcext:value-type="float">
            <text:p>1,513</text:p>
          </table:table-cell>
          <table:table-cell table:style-name="ce23" office:value-type="float" office:value="0.165064925608294" calcext:value-type="float">
            <text:p>0,16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185656389407" calcext:value-type="float">
            <text:p>1,262</text:p>
          </table:table-cell>
          <table:table-cell table:style-name="ce23" office:value-type="float" office:value="0.200026159243127" calcext:value-type="float">
            <text:p>0,2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95512049842009" calcext:value-type="float">
            <text:p>0,9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017755132532" calcext:value-type="float">
            <text:p>1,000</text:p>
          </table:table-cell>
          <table:table-cell table:style-name="ce23" office:value-type="float" office:value="0.172174338870535" calcext:value-type="float">
            <text:p>0,17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0252928233151" calcext:value-type="float">
            <text:p>2,103</text:p>
          </table:table-cell>
          <table:table-cell table:style-name="ce23" office:value-type="float" office:value="0.862884949902422" calcext:value-type="float">
            <text:p>0,86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7301006367608" calcext:value-type="float">
            <text:p>1,473</text:p>
          </table:table-cell>
          <table:table-cell table:style-name="ce23" office:value-type="float" office:value="0.442910193256503" calcext:value-type="float">
            <text:p>0,44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0329723642252" calcext:value-type="float">
            <text:p>1,303</text:p>
          </table:table-cell>
          <table:table-cell table:style-name="ce23" office:value-type="float" office:value="0.174979552974036" calcext:value-type="float">
            <text:p>0,17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01036684376586" calcext:value-type="float">
            <text:p>0,80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2813786913989" calcext:value-type="float">
            <text:p>1,328</text:p>
          </table:table-cell>
          <table:table-cell table:style-name="ce23" office:value-type="float" office:value="0.179836933192081" calcext:value-type="float">
            <text:p>0,18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94940303167632" calcext:value-type="float">
            <text:p>0,79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5104488483396" calcext:value-type="float">
            <text:p>1,051</text:p>
          </table:table-cell>
          <table:table-cell table:style-name="ce23" office:value-type="float" office:value="0.199986769664792" calcext:value-type="float">
            <text:p>0,2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4980492546996" calcext:value-type="float">
            <text:p>1,05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7450773039031" calcext:value-type="float">
            <text:p>1,275</text:p>
          </table:table-cell>
          <table:table-cell table:style-name="ce23" office:value-type="float" office:value="0.155225580823182" calcext:value-type="float">
            <text:p>0,15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9612296958123" calcext:value-type="float">
            <text:p>1,196</text:p>
          </table:table-cell>
          <table:table-cell table:style-name="ce23" office:value-type="float" office:value="0.0827338066362275" calcext:value-type="float">
            <text:p>0,08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91128833078605" calcext:value-type="float">
            <text:p>0,99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34267572786365" calcext:value-type="float">
            <text:p>0,73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8588440019501" calcext:value-type="float">
            <text:p>1,386</text:p>
          </table:table-cell>
          <table:table-cell table:style-name="ce23" office:value-type="float" office:value="0.404448974661834" calcext:value-type="float">
            <text:p>0,40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83224294648113" calcext:value-type="float">
            <text:p>0,983</text:p>
          </table:table-cell>
          <table:table-cell table:style-name="ce23" office:value-type="float" office:value="0.118828141236328" calcext:value-type="float">
            <text:p>0,11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5158517178666" calcext:value-type="float">
            <text:p>1,452</text:p>
          </table:table-cell>
          <table:table-cell table:style-name="ce23" office:value-type="float" office:value="0.302612161749555" calcext:value-type="float">
            <text:p>0,30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69700919770798" calcext:value-type="float">
            <text:p>0,67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22087848428643" calcext:value-type="float">
            <text:p>0,62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3509616700568" calcext:value-type="float">
            <text:p>1,935</text:p>
          </table:table-cell>
          <table:table-cell table:style-name="ce23" office:value-type="float" office:value="1.25842634299823" calcext:value-type="float">
            <text:p>1,25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65912997949825" calcext:value-type="float">
            <text:p>0,866</text:p>
          </table:table-cell>
          <table:table-cell table:style-name="ce23" office:value-type="float" office:value="0.205695878135031" calcext:value-type="float">
            <text:p>0,20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50276229824621" calcext:value-type="float">
            <text:p>0,850</text:p>
          </table:table-cell>
          <table:table-cell table:style-name="ce23" office:value-type="float" office:value="0.197504696751419" calcext:value-type="float">
            <text:p>0,19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1269545379594" calcext:value-type="float">
            <text:p>0,93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28850759036645" calcext:value-type="float">
            <text:p>2,289</text:p>
          </table:table-cell>
          <table:table-cell table:style-name="ce23" office:value-type="float" office:value="0.981314812013649" calcext:value-type="float">
            <text:p>0,98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244869199607" calcext:value-type="float">
            <text:p>1,924</text:p>
          </table:table-cell>
          <table:table-cell table:style-name="ce23" office:value-type="float" office:value="0.148497733480329" calcext:value-type="float">
            <text:p>0,14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6195717205732" calcext:value-type="float">
            <text:p>0,76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9744372305075" calcext:value-type="float">
            <text:p>1,997</text:p>
          </table:table-cell>
          <table:table-cell table:style-name="ce23" office:value-type="float" office:value="0.520047389675335" calcext:value-type="float">
            <text:p>0,52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4993965597071" calcext:value-type="float">
            <text:p>0,94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037802873631" calcext:value-type="float">
            <text:p>1,01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0069035639994" calcext:value-type="float">
            <text:p>1,301</text:p>
          </table:table-cell>
          <table:table-cell table:style-name="ce23" office:value-type="float" office:value="0.142056662716425" calcext:value-type="float">
            <text:p>0,14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7702575734563" calcext:value-type="float">
            <text:p>0,928</text:p>
          </table:table-cell>
          <table:table-cell table:style-name="ce23" office:value-type="float" office:value="0.215404665001305" calcext:value-type="float">
            <text:p>0,21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60420680921718" calcext:value-type="float">
            <text:p>0,96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394179699526" calcext:value-type="float">
            <text:p>1,264</text:p>
          </table:table-cell>
          <table:table-cell table:style-name="ce23" office:value-type="float" office:value="0.141106012343281" calcext:value-type="float">
            <text:p>0,14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441054668365891" calcext:value-type="float">
            <text:p>0,44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00323422948415" calcext:value-type="float">
            <text:p>2,003</text:p>
          </table:table-cell>
          <table:table-cell table:style-name="ce23" office:value-type="float" office:value="0.151631117200389" calcext:value-type="float">
            <text:p>0,15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4492408975676" calcext:value-type="float">
            <text:p>2,145</text:p>
          </table:table-cell>
          <table:table-cell table:style-name="ce23" office:value-type="float" office:value="0.56695869211813" calcext:value-type="float">
            <text:p>0,56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3580693211622" calcext:value-type="float">
            <text:p>1,636</text:p>
          </table:table-cell>
          <table:table-cell table:style-name="ce23" office:value-type="float" office:value="0.145567454884807" calcext:value-type="float">
            <text:p>0,14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4583395545588" calcext:value-type="float">
            <text:p>0,74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6313398571784" calcext:value-type="float">
            <text:p>0,76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176890885975" calcext:value-type="float">
            <text:p>1,08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06896314467" calcext:value-type="float">
            <text:p>1,061</text:p>
          </table:table-cell>
          <table:table-cell table:style-name="ce23" office:value-type="float" office:value="0.109629552440093" calcext:value-type="float">
            <text:p>0,11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457697038281911" calcext:value-type="float">
            <text:p>0,45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8262598760087" calcext:value-type="float">
            <text:p>1,08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3919991964048" calcext:value-type="float">
            <text:p>1,539</text:p>
          </table:table-cell>
          <table:table-cell table:style-name="ce23" office:value-type="float" office:value="0.214282230316714" calcext:value-type="float">
            <text:p>0,21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9802660286034" calcext:value-type="float">
            <text:p>1,198</text:p>
          </table:table-cell>
          <table:table-cell table:style-name="ce23" office:value-type="float" office:value="0.551630486443625" calcext:value-type="float">
            <text:p>0,55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505073379805" calcext:value-type="float">
            <text:p>0,97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52230674125943" calcext:value-type="float">
            <text:p>0,65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7853586602402" calcext:value-type="float">
            <text:p>1,179</text:p>
          </table:table-cell>
          <table:table-cell table:style-name="ce23" office:value-type="float" office:value="0.250561830770089" calcext:value-type="float">
            <text:p>0,25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2914753065468" calcext:value-type="float">
            <text:p>0,943</text:p>
          </table:table-cell>
          <table:table-cell table:style-name="ce23" office:value-type="float" office:value="0.220527659372642" calcext:value-type="float">
            <text:p>0,22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4262511944721" calcext:value-type="float">
            <text:p>0,543</text:p>
          </table:table-cell>
          <table:table-cell table:style-name="ce23" office:value-type="float" office:value="0.191398737961167" calcext:value-type="float">
            <text:p>0,19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793236651132" calcext:value-type="float">
            <text:p>1,008</text:p>
          </table:table-cell>
          <table:table-cell table:style-name="ce23" office:value-type="float" office:value="0.133021534107039" calcext:value-type="float">
            <text:p>0,13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7178607857618" calcext:value-type="float">
            <text:p>1,372</text:p>
          </table:table-cell>
          <table:table-cell table:style-name="ce23" office:value-type="float" office:value="0.4257424176813" calcext:value-type="float">
            <text:p>0,42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19646857336007" calcext:value-type="float">
            <text:p>2,196</text:p>
          </table:table-cell>
          <table:table-cell table:style-name="ce23" office:value-type="float" office:value="0.943739246990416" calcext:value-type="float">
            <text:p>0,94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400223239454" calcext:value-type="float">
            <text:p>1,234</text:p>
          </table:table-cell>
          <table:table-cell table:style-name="ce23" office:value-type="float" office:value="0.211710135645533" calcext:value-type="float">
            <text:p>0,21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99516470477324" calcext:value-type="float">
            <text:p>1,995</text:p>
          </table:table-cell>
          <table:table-cell table:style-name="ce23" office:value-type="float" office:value="0.131188580976901" calcext:value-type="float">
            <text:p>0,13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36354700215439" calcext:value-type="float">
            <text:p>0,7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1310547438762" calcext:value-type="float">
            <text:p>1,313</text:p>
          </table:table-cell>
          <table:table-cell table:style-name="ce23" office:value-type="float" office:value="0.183421581625266" calcext:value-type="float">
            <text:p>0,18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59363876223679" calcext:value-type="float">
            <text:p>0,859</text:p>
          </table:table-cell>
          <table:table-cell table:style-name="ce23" office:value-type="float" office:value="0.233342923691189" calcext:value-type="float">
            <text:p>0,23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2993266524917" calcext:value-type="float">
            <text:p>1,130</text:p>
          </table:table-cell>
          <table:table-cell table:style-name="ce23" office:value-type="float" office:value="0.0257632837356187" calcext:value-type="float">
            <text:p>0,02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53566918710573" calcext:value-type="float">
            <text:p>0,754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7961560080751" calcext:value-type="float">
            <text:p>1,280</text:p>
          </table:table-cell>
          <table:table-cell table:style-name="ce23" office:value-type="float" office:value="0.10444424269545" calcext:value-type="float">
            <text:p>0,10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473097356451" calcext:value-type="float">
            <text:p>1,447</text:p>
          </table:table-cell>
          <table:table-cell table:style-name="ce23" office:value-type="float" office:value="0.446332605981278" calcext:value-type="float">
            <text:p>0,44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5780611373724" calcext:value-type="float">
            <text:p>0,826</text:p>
          </table:table-cell>
          <table:table-cell table:style-name="ce23" office:value-type="float" office:value="0.186069979867913" calcext:value-type="float">
            <text:p>0,18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3865282107167" calcext:value-type="float">
            <text:p>1,03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6802707287045" calcext:value-type="float">
            <text:p>0,95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7018970255052" calcext:value-type="float">
            <text:p>1,470</text:p>
          </table:table-cell>
          <table:table-cell table:style-name="ce23" office:value-type="float" office:value="0.220393927224567" calcext:value-type="float">
            <text:p>0,22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36146066082625" calcext:value-type="float">
            <text:p>0,8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0602744765582" calcext:value-type="float">
            <text:p>1,106</text:p>
          </table:table-cell>
          <table:table-cell table:style-name="ce23" office:value-type="float" office:value="0.194817227921416" calcext:value-type="float">
            <text:p>0,19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0016942531956" calcext:value-type="float">
            <text:p>1,300</text:p>
          </table:table-cell>
          <table:table-cell table:style-name="ce23" office:value-type="float" office:value="0.172287421008961" calcext:value-type="float">
            <text:p>0,17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70637284964274" calcext:value-type="float">
            <text:p>0,77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97986492839628" calcext:value-type="float">
            <text:p>0,898</text:p>
          </table:table-cell>
          <table:table-cell table:style-name="ce23" office:value-type="float" office:value="0.114139607972032" calcext:value-type="float">
            <text:p>0,11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5653990816373" calcext:value-type="float">
            <text:p>1,757</text:p>
          </table:table-cell>
          <table:table-cell table:style-name="ce23" office:value-type="float" office:value="0.223823552592432" calcext:value-type="float">
            <text:p>0,22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37934034238292" calcext:value-type="float">
            <text:p>0,63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2003695131765" calcext:value-type="float">
            <text:p>1,320</text:p>
          </table:table-cell>
          <table:table-cell table:style-name="ce23" office:value-type="float" office:value="0.331003351951672" calcext:value-type="float">
            <text:p>0,33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94280150224331" calcext:value-type="float">
            <text:p>0,994</text:p>
          </table:table-cell>
          <table:table-cell table:style-name="ce23" office:value-type="float" office:value="0.137115146836717" calcext:value-type="float">
            <text:p>0,13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4603445282725" calcext:value-type="float">
            <text:p>0,94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96146001670402" calcext:value-type="float">
            <text:p>0,59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0233191316043" calcext:value-type="float">
            <text:p>1,102</text:p>
          </table:table-cell>
          <table:table-cell table:style-name="ce23" office:value-type="float" office:value="0.20703640672588" calcext:value-type="float">
            <text:p>0,20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50012298986938" calcext:value-type="float">
            <text:p>0,85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3320086287543" calcext:value-type="float">
            <text:p>1,433</text:p>
          </table:table-cell>
          <table:table-cell table:style-name="ce23" office:value-type="float" office:value="0.286788640428597" calcext:value-type="float">
            <text:p>0,28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27000530555354" calcext:value-type="float">
            <text:p>0,72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81326069043717" calcext:value-type="float">
            <text:p>0,681</text:p>
          </table:table-cell>
          <table:table-cell table:style-name="ce23" office:value-type="float" office:value="0.120597666357817" calcext:value-type="float">
            <text:p>0,12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5498510030596" calcext:value-type="float">
            <text:p>0,97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6641563419131" calcext:value-type="float">
            <text:p>1,266</text:p>
          </table:table-cell>
          <table:table-cell table:style-name="ce23" office:value-type="float" office:value="0.143235263750293" calcext:value-type="float">
            <text:p>0,143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36610260694016" calcext:value-type="float">
            <text:p>0,93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617354402727" calcext:value-type="float">
            <text:p>1,06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603395814282" calcext:value-type="float">
            <text:p>1,560</text:p>
          </table:table-cell>
          <table:table-cell table:style-name="ce23" office:value-type="float" office:value="0.225724607515274" calcext:value-type="float">
            <text:p>0,22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93184687511176" calcext:value-type="float">
            <text:p>0,99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18509044194801" calcext:value-type="float">
            <text:p>0,71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0954401601625" calcext:value-type="float">
            <text:p>1,310</text:p>
          </table:table-cell>
          <table:table-cell table:style-name="ce23" office:value-type="float" office:value="0.321861092920094" calcext:value-type="float">
            <text:p>0,32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696886525358274" calcext:value-type="float">
            <text:p>0,69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07574861699155" calcext:value-type="float">
            <text:p>0,908</text:p>
          </table:table-cell>
          <table:table-cell table:style-name="ce23" office:value-type="float" office:value="0.159016868338943" calcext:value-type="float">
            <text:p>0,15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35515852666176" calcext:value-type="float">
            <text:p>1,355</text:p>
          </table:table-cell>
          <table:table-cell table:style-name="ce23" office:value-type="float" office:value="0.136272660990838" calcext:value-type="float">
            <text:p>0,13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0178115930867" calcext:value-type="float">
            <text:p>1,002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2777261381902" calcext:value-type="float">
            <text:p>0,813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14927822899503" calcext:value-type="float">
            <text:p>0,815</text:p>
          </table:table-cell>
          <table:table-cell table:style-name="ce23" office:value-type="float" office:value="0.164678132436793" calcext:value-type="float">
            <text:p>0,16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22641348648226" calcext:value-type="float">
            <text:p>0,923</text:p>
          </table:table-cell>
          <table:table-cell table:style-name="ce23" office:value-type="float" office:value="0.210200347313746" calcext:value-type="float">
            <text:p>0,21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6385745976199" calcext:value-type="float">
            <text:p>0,826</text:p>
          </table:table-cell>
          <table:table-cell table:style-name="ce23" office:value-type="float" office:value="0.134148965099671" calcext:value-type="float">
            <text:p>0,13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0870189169944" calcext:value-type="float">
            <text:p>0,90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79828138185923" calcext:value-type="float">
            <text:p>0,880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3414895226208" calcext:value-type="float">
            <text:p>1,134</text:p>
          </table:table-cell>
          <table:table-cell table:style-name="ce23" office:value-type="float" office:value="0.227110927989593" calcext:value-type="float">
            <text:p>0,22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5605829269253" calcext:value-type="float">
            <text:p>1,656</text:p>
          </table:table-cell>
          <table:table-cell table:style-name="ce23" office:value-type="float" office:value="0.244672444745459" calcext:value-type="float">
            <text:p>0,24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78731799137" calcext:value-type="float">
            <text:p>0,74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58474272082385" calcext:value-type="float">
            <text:p>1,585</text:p>
          </table:table-cell>
          <table:table-cell table:style-name="ce23" office:value-type="float" office:value="0.170592961825588" calcext:value-type="float">
            <text:p>0,17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23492661210058" calcext:value-type="float">
            <text:p>1,235</text:p>
          </table:table-cell>
          <table:table-cell table:style-name="ce23" office:value-type="float" office:value="0.199308903739844" calcext:value-type="float">
            <text:p>0,19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4863824630202" calcext:value-type="float">
            <text:p>1,749</text:p>
          </table:table-cell>
          <table:table-cell table:style-name="ce23" office:value-type="float" office:value="0.447908302893191" calcext:value-type="float">
            <text:p>0,44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1338206943151" calcext:value-type="float">
            <text:p>1,113</text:p>
          </table:table-cell>
          <table:table-cell table:style-name="ce23" office:value-type="float" office:value="0.215763237939459" calcext:value-type="float">
            <text:p>0,21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3633615912679" calcext:value-type="float">
            <text:p>1,036</text:p>
          </table:table-cell>
          <table:table-cell table:style-name="ce23" office:value-type="float" office:value="0.379944827193167" calcext:value-type="float">
            <text:p>0,38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115938908477" calcext:value-type="float">
            <text:p>1,011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75003623407039" calcext:value-type="float">
            <text:p>0,975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7258142706517" calcext:value-type="float">
            <text:p>1,173</text:p>
          </table:table-cell>
          <table:table-cell table:style-name="ce23" office:value-type="float" office:value="0.0624714132153042" calcext:value-type="float">
            <text:p>0,06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08481750336799" calcext:value-type="float">
            <text:p>0,50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26153058794537" calcext:value-type="float">
            <text:p>0,826</text:p>
          </table:table-cell>
          <table:table-cell table:style-name="ce23" office:value-type="float" office:value="0.110848805477506" calcext:value-type="float">
            <text:p>0,11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1666590432614" calcext:value-type="float">
            <text:p>1,017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4453602947454" calcext:value-type="float">
            <text:p>1,145</text:p>
          </table:table-cell>
          <table:table-cell table:style-name="ce23" office:value-type="float" office:value="0.0383325158070408" calcext:value-type="float">
            <text:p>0,03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4492625299918" calcext:value-type="float">
            <text:p>1,445</text:p>
          </table:table-cell>
          <table:table-cell table:style-name="ce23" office:value-type="float" office:value="0.185933227661722" calcext:value-type="float">
            <text:p>0,18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4464446376807" calcext:value-type="float">
            <text:p>1,645</text:p>
          </table:table-cell>
          <table:table-cell table:style-name="ce23" office:value-type="float" office:value="0.228733877685245" calcext:value-type="float">
            <text:p>0,22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2920832156964" calcext:value-type="float">
            <text:p>1,029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6767485136801" calcext:value-type="float">
            <text:p>1,168</text:p>
          </table:table-cell>
          <table:table-cell table:style-name="ce23" office:value-type="float" office:value="0.0582482843758286" calcext:value-type="float">
            <text:p>0,058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569383600251867" calcext:value-type="float">
            <text:p>0,569</text:p>
          </table:table-cell>
          <table:table-cell table:style-name="ce23" office:value-type="float" office:value="0.110646244291176" calcext:value-type="float">
            <text:p>0,111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05921592336647" calcext:value-type="float">
            <text:p>1,059</text:p>
          </table:table-cell>
          <table:table-cell table:style-name="ce23" office:value-type="float" office:value="0.184440322503075" calcext:value-type="float">
            <text:p>0,18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66654988203274" calcext:value-type="float">
            <text:p>2,667</text:p>
          </table:table-cell>
          <table:table-cell table:style-name="ce23" office:value-type="float" office:value="0.879079969034734" calcext:value-type="float">
            <text:p>0,879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5228737294321" calcext:value-type="float">
            <text:p>1,152</text:p>
          </table:table-cell>
          <table:table-cell table:style-name="ce23" office:value-type="float" office:value="0.206233600032372" calcext:value-type="float">
            <text:p>0,206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7605442942138" calcext:value-type="float">
            <text:p>1,761</text:p>
          </table:table-cell>
          <table:table-cell table:style-name="ce23" office:value-type="float" office:value="0.504677476916338" calcext:value-type="float">
            <text:p>0,505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747230702473919" calcext:value-type="float">
            <text:p>0,747</text:p>
          </table:table-cell>
          <table:table-cell table:style-name="ce23" office:value-type="float" office:value="0.173903001935426" calcext:value-type="float">
            <text:p>0,17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2676596427148" calcext:value-type="float">
            <text:p>1,427</text:p>
          </table:table-cell>
          <table:table-cell table:style-name="ce23" office:value-type="float" office:value="0.204368837275948" calcext:value-type="float">
            <text:p>0,204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63218402304067" calcext:value-type="float">
            <text:p>1,632</text:p>
          </table:table-cell>
          <table:table-cell table:style-name="ce23" office:value-type="float" office:value="0.409973530959028" calcext:value-type="float">
            <text:p>0,41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18360111993863" calcext:value-type="float">
            <text:p>1,184</text:p>
          </table:table-cell>
          <table:table-cell table:style-name="ce23" office:value-type="float" office:value="0.139940463362516" calcext:value-type="float">
            <text:p>0,14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54398178420689" calcext:value-type="float">
            <text:p>0,954</text:p>
          </table:table-cell>
          <table:table-cell table:style-name="ce23" office:value-type="float" office:value="0.152198190780275" calcext:value-type="float">
            <text:p>0,15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.04351305889832" calcext:value-type="float">
            <text:p>2,044</text:p>
          </table:table-cell>
          <table:table-cell table:style-name="ce23" office:value-type="float" office:value="0.812089215654989" calcext:value-type="float">
            <text:p>0,812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908264365368345" calcext:value-type="float">
            <text:p>0,908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1.45730173526721" calcext:value-type="float">
            <text:p>1,457</text:p>
          </table:table-cell>
          <table:table-cell table:style-name="ce23" office:value-type="float" office:value="0.146528738729343" calcext:value-type="float">
            <text:p>0,147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0.836432821630156" calcext:value-type="float">
            <text:p>0,836</text:p>
          </table:table-cell>
          <table:table-cell table:style-name="ce23" office:value-type="float" office:value="0" calcext:value-type="float">
            <text:p>0,000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style-name="ce23"/>
          <table:table-cell table:style-name="ce23" office:value-type="string" office:string-value="" calcext:value-type="error">
            <text:p>#N/A</text:p>
          </table:table-cell>
          <table:table-cell table:style-name="ce23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3" table:number-rows-repeated="10482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€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 € 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1" loext:min-decimal-places="1" number:min-integer-digits="1"/>
    </number:number-style>
    <number:percentage-style style:name="N158">
      <number:number number:decimal-places="3" loext:min-decimal-places="3" number:min-integer-digits="1"/>
      <number:text>%</number:text>
    </number:percentage-style>
    <number:number-style style:name="N159">
      <number:number number:decimal-places="4" loext:min-decimal-places="4" number:min-integer-digits="1"/>
    </number:number-style>
    <number:percentage-style style:name="N160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25:42.6952944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26:28.257900470</dc:date>
    <meta:generator>LibreOffice/6.1.2.1$MacOSX_X86_64 LibreOffice_project/65905a128db06ba48db947242809d14d3f9a93fe</meta:generator>
    <meta:editing-duration>PT3H47M3S</meta:editing-duration>
    <meta:editing-cycles>26</meta:editing-cycles>
    <meta:document-statistic meta:table-count="2" meta:cell-count="15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65cm" svg:height="6.002cm" xlink:href=".." xlink:type="simple" chart:class="chart:scatter" chart:style-name="ch1">
        <chart:title svg:x="2.807cm" svg:y="0.273cm" chart:style-name="ch2">
          <text:p>Payoff</text:p>
        </chart:title>
        <chart:plot-area chart:style-name="ch3" table:cell-range-address="MonteCarloBlackScholes.B48:MonteCarloBlackScholes.C297" svg:x="0.096cm" svg:y="0.987cm" svg:width="8.361cm" svg:height="4.517cm">
          <chartooo:coordinate-region svg:x="1.056cm" svg:y="1.146cm" svg:width="7.045cm" svg:height="3.793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48:MonteCarloBlackScholes.C297" chart:class="chart:scatter">
            <chart:domain table:cell-range-address="MonteCarloBlackScholes.B48:MonteCarloBlackScholes.B29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1817387814201">
                <text:p>0.931817387814201</text:p>
                <draw:g>
                  <svg:desc>MonteCarloBlackScholes.B48:MonteCarloBlackScholes.B297</svg:desc>
                </draw:g>
              </table:table-cell>
              <table:table-cell office:value-type="float" office:value="0.195144561372649">
                <text:p>0.195144561372649</text:p>
                <draw:g>
                  <svg:desc>MonteCarloBlackScholes.C48:MonteCarloBlackScholes.C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3089519228961">
                <text:p>0.683089519228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200820564444">
                <text:p>0.856200820564444</text:p>
              </table:table-cell>
              <table:table-cell office:value-type="float" office:value="0.163727388404345">
                <text:p>0.163727388404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4738127675197">
                <text:p>0.804738127675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70031574137">
                <text:p>0.78570031574137</text:p>
              </table:table-cell>
              <table:table-cell office:value-type="float" office:value="0.140086266873357">
                <text:p>0.140086266873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420090001888">
                <text:p>1.38420090001888</text:p>
              </table:table-cell>
              <table:table-cell office:value-type="float" office:value="0.146606125284849">
                <text:p>0.146606125284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4802364095518">
                <text:p>0.944802364095518</text:p>
              </table:table-cell>
              <table:table-cell office:value-type="float" office:value="0.125589018076995">
                <text:p>0.125589018076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582230607388">
                <text:p>0.956582230607388</text:p>
              </table:table-cell>
              <table:table-cell office:value-type="float" office:value="0.117355044585252">
                <text:p>0.11735504458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0751396961945">
                <text:p>0.54075139696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787674660419">
                <text:p>1.08787674660419</text:p>
              </table:table-cell>
              <table:table-cell office:value-type="float" office:value="0.26372622681971">
                <text:p>0.26372622681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447106536183">
                <text:p>1.38447106536183</text:p>
              </table:table-cell>
              <table:table-cell office:value-type="float" office:value="0.144607332528722">
                <text:p>0.144607332528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2507198769745">
                <text:p>0.76250719876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3101704260616">
                <text:p>1.23101704260616</text:p>
              </table:table-cell>
              <table:table-cell office:value-type="float" office:value="0.222197028276709">
                <text:p>0.222197028276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899487790897">
                <text:p>1.52899487790897</text:p>
              </table:table-cell>
              <table:table-cell office:value-type="float" office:value="0.381229570498201">
                <text:p>0.381229570498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5681001085018">
                <text:p>0.88568100108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65041007368">
                <text:p>1.4965041007368</text:p>
              </table:table-cell>
              <table:table-cell office:value-type="float" office:value="0.377236807241866">
                <text:p>0.377236807241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4828427743846">
                <text:p>0.97482842774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338008714468">
                <text:p>1.52338008714468</text:p>
              </table:table-cell>
              <table:table-cell office:value-type="float" office:value="0.479128158996364">
                <text:p>0.47912815899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080992108968">
                <text:p>0.627080992108968</text:p>
              </table:table-cell>
              <table:table-cell office:value-type="float" office:value="0.120091231812031">
                <text:p>0.12009123181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9481351192847">
                <text:p>1.49481351192847</text:p>
              </table:table-cell>
              <table:table-cell office:value-type="float" office:value="0.178847221078842">
                <text:p>0.17884722107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8817567950308">
                <text:p>0.68881756795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636405002181">
                <text:p>1.28636405002181</text:p>
              </table:table-cell>
              <table:table-cell office:value-type="float" office:value="0.560751233371294">
                <text:p>0.560751233371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0840751421511">
                <text:p>0.91084075142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596336188524">
                <text:p>1.06596336188524</text:p>
              </table:table-cell>
              <table:table-cell office:value-type="float" office:value="0.205876860083522">
                <text:p>0.205876860083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3827648529146">
                <text:p>1.33827648529146</text:p>
              </table:table-cell>
              <table:table-cell office:value-type="float" office:value="0.205086471484889">
                <text:p>0.205086471484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116740563846">
                <text:p>1.0111674056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248966552753">
                <text:p>1.56248966552753</text:p>
              </table:table-cell>
              <table:table-cell office:value-type="float" office:value="0.139653531861248">
                <text:p>0.139653531861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80051238435439">
                <text:p>0.78005123843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627126048976">
                <text:p>1.87627126048976</text:p>
              </table:table-cell>
              <table:table-cell office:value-type="float" office:value="0.440603632343088">
                <text:p>0.440603632343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595121526098">
                <text:p>1.06595121526098</text:p>
              </table:table-cell>
              <table:table-cell office:value-type="float" office:value="0.348267521622378">
                <text:p>0.348267521622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3972882327621">
                <text:p>1.73972882327621</text:p>
              </table:table-cell>
              <table:table-cell office:value-type="float" office:value="0.420865882325807">
                <text:p>0.420865882325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9690598533496">
                <text:p>0.879690598533496</text:p>
              </table:table-cell>
              <table:table-cell office:value-type="float" office:value="0.158758254019489">
                <text:p>0.158758254019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148047845065">
                <text:p>1.20148047845065</text:p>
              </table:table-cell>
              <table:table-cell office:value-type="float" office:value="0.334026783415925">
                <text:p>0.334026783415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5554808273149">
                <text:p>0.80555480827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295790983048">
                <text:p>2.10295790983048</text:p>
              </table:table-cell>
              <table:table-cell office:value-type="float" office:value="0.721011589903661">
                <text:p>0.721011589903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592331901959">
                <text:p>0.79592331901959</text:p>
              </table:table-cell>
              <table:table-cell office:value-type="float" office:value="0.109240236415631">
                <text:p>0.109240236415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0107248725062">
                <text:p>0.740107248725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8780345145394">
                <text:p>1.18780345145394</text:p>
              </table:table-cell>
              <table:table-cell office:value-type="float" office:value="0.188378076554619">
                <text:p>0.188378076554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652315036634">
                <text:p>0.714652315036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8623235932086">
                <text:p>0.77862323593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4700774621755">
                <text:p>0.954700774621755</text:p>
              </table:table-cell>
              <table:table-cell office:value-type="float" office:value="0.12207843041814">
                <text:p>0.12207843041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0340499421987">
                <text:p>1.20340499421987</text:p>
              </table:table-cell>
              <table:table-cell office:value-type="float" office:value="0.121905811517831">
                <text:p>0.121905811517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438601083743">
                <text:p>1.43438601083743</text:p>
              </table:table-cell>
              <table:table-cell office:value-type="float" office:value="0.167322368052972">
                <text:p>0.167322368052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6873453574409">
                <text:p>1.86873453574409</text:p>
              </table:table-cell>
              <table:table-cell office:value-type="float" office:value="0.661655946668354">
                <text:p>0.661655946668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480158608914">
                <text:p>1.21480158608914</text:p>
              </table:table-cell>
              <table:table-cell office:value-type="float" office:value="0.146362414232584">
                <text:p>0.146362414232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3025520024097">
                <text:p>1.23025520024097</text:p>
              </table:table-cell>
              <table:table-cell office:value-type="float" office:value="0.112111689818247">
                <text:p>0.112111689818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9660895150742">
                <text:p>1.39660895150742</text:p>
              </table:table-cell>
              <table:table-cell office:value-type="float" office:value="0.255293690441509">
                <text:p>0.255293690441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9323866538473">
                <text:p>0.879323866538473</text:p>
              </table:table-cell>
              <table:table-cell office:value-type="float" office:value="0.145679187106479">
                <text:p>0.14567918710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6758375320545">
                <text:p>1.66758375320545</text:p>
              </table:table-cell>
              <table:table-cell office:value-type="float" office:value="0.17103986894592">
                <text:p>0.17103986894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3468034292984">
                <text:p>1.23468034292984</text:p>
              </table:table-cell>
              <table:table-cell office:value-type="float" office:value="0.459267187499312">
                <text:p>0.459267187499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44418585291">
                <text:p>1.4844418585291</text:p>
              </table:table-cell>
              <table:table-cell office:value-type="float" office:value="0.193971975235627">
                <text:p>0.193971975235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596866058289">
                <text:p>1.01596866058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3740248721769">
                <text:p>1.23740248721769</text:p>
              </table:table-cell>
              <table:table-cell office:value-type="float" office:value="0.223555676158896">
                <text:p>0.223555676158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4342216276554">
                <text:p>0.894342216276554</text:p>
              </table:table-cell>
              <table:table-cell office:value-type="float" office:value="0.144389861834388">
                <text:p>0.144389861834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020469565303">
                <text:p>1.49020469565303</text:p>
              </table:table-cell>
              <table:table-cell office:value-type="float" office:value="0.197694396976533">
                <text:p>0.197694396976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1565070425027">
                <text:p>0.68156507042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634222224147">
                <text:p>1.12634222224147</text:p>
              </table:table-cell>
              <table:table-cell office:value-type="float" office:value="0.243674735312594">
                <text:p>0.243674735312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0961013653069">
                <text:p>1.50961013653069</text:p>
              </table:table-cell>
              <table:table-cell office:value-type="float" office:value="0.321992411611102">
                <text:p>0.321992411611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0732650269335">
                <text:p>1.80732650269335</text:p>
              </table:table-cell>
              <table:table-cell office:value-type="float" office:value="0.204388616966806">
                <text:p>0.204388616966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298307318647">
                <text:p>1.01298307318647</text:p>
              </table:table-cell>
              <table:table-cell office:value-type="float" office:value="0.184677079262461">
                <text:p>0.184677079262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1612973255414">
                <text:p>0.971612973255414</text:p>
              </table:table-cell>
              <table:table-cell office:value-type="float" office:value="0.16817857930404">
                <text:p>0.1681785793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66058843871">
                <text:p>1.4466058843871</text:p>
              </table:table-cell>
              <table:table-cell office:value-type="float" office:value="0.29832644936784">
                <text:p>0.29832644936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5919654316815">
                <text:p>0.825919654316815</text:p>
              </table:table-cell>
              <table:table-cell office:value-type="float" office:value="0.186712054917446">
                <text:p>0.186712054917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2421787105868">
                <text:p>2.12421787105868</text:p>
              </table:table-cell>
              <table:table-cell office:value-type="float" office:value="0.163703401400851">
                <text:p>0.163703401400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994461151104">
                <text:p>1.0099446115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7887321541031">
                <text:p>0.857887321541031</text:p>
              </table:table-cell>
              <table:table-cell office:value-type="float" office:value="0.147795130051635">
                <text:p>0.147795130051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1102081188383">
                <text:p>0.5811020811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9155827009769">
                <text:p>0.34915582700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2161920913307">
                <text:p>1.52161920913307</text:p>
              </table:table-cell>
              <table:table-cell office:value-type="float" office:value="0.194467769720271">
                <text:p>0.194467769720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106203358571">
                <text:p>1.41106203358571</text:p>
              </table:table-cell>
              <table:table-cell office:value-type="float" office:value="0.210612667623621">
                <text:p>0.210612667623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1968949497941">
                <text:p>2.31968949497941</text:p>
              </table:table-cell>
              <table:table-cell office:value-type="float" office:value="0.163853241995522">
                <text:p>0.163853241995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5683552049822">
                <text:p>0.89568355204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112752222686">
                <text:p>1.67112752222686</text:p>
              </table:table-cell>
              <table:table-cell office:value-type="float" office:value="0.260267826820293">
                <text:p>0.260267826820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031835993906">
                <text:p>1.04031835993906</text:p>
              </table:table-cell>
              <table:table-cell office:value-type="float" office:value="0.175107201630426">
                <text:p>0.1751072016304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7215867683818">
                <text:p>1.67215867683818</text:p>
              </table:table-cell>
              <table:table-cell office:value-type="float" office:value="0.406782828837244">
                <text:p>0.406782828837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1057705051127">
                <text:p>1.21057705051127</text:p>
              </table:table-cell>
              <table:table-cell office:value-type="float" office:value="0.230892311815169">
                <text:p>0.230892311815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0419402647175">
                <text:p>1.20419402647175</text:p>
              </table:table-cell>
              <table:table-cell office:value-type="float" office:value="0.145704781104984">
                <text:p>0.145704781104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303919473305">
                <text:p>1.64303919473305</text:p>
              </table:table-cell>
              <table:table-cell office:value-type="float" office:value="0.86259481633702">
                <text:p>0.86259481633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4784632899346">
                <text:p>1.04784632899346</text:p>
              </table:table-cell>
              <table:table-cell office:value-type="float" office:value="0.215426696648957">
                <text:p>0.2154266966489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714829224571">
                <text:p>1.00714829224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21143198528325">
                <text:p>0.721143198528325</text:p>
              </table:table-cell>
              <table:table-cell office:value-type="float" office:value="0.232431007448056">
                <text:p>0.232431007448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48384203958">
                <text:p>1.09048384203958</text:p>
              </table:table-cell>
              <table:table-cell office:value-type="float" office:value="0.214290981923888">
                <text:p>0.214290981923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204141044241">
                <text:p>2.05204141044241</text:p>
              </table:table-cell>
              <table:table-cell office:value-type="float" office:value="0.32465192773611">
                <text:p>0.3246519277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846670892342">
                <text:p>1.46846670892342</text:p>
              </table:table-cell>
              <table:table-cell office:value-type="float" office:value="0.317142235417475">
                <text:p>0.317142235417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952377517724">
                <text:p>1.08952377517724</text:p>
              </table:table-cell>
              <table:table-cell office:value-type="float" office:value="0.216286758842924">
                <text:p>0.2162867588429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415717740183">
                <text:p>1.06415717740183</text:p>
              </table:table-cell>
              <table:table-cell office:value-type="float" office:value="0.147740720819584">
                <text:p>0.147740720819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7575742653502">
                <text:p>2.17575742653502</text:p>
              </table:table-cell>
              <table:table-cell office:value-type="float" office:value="0.754653627041883">
                <text:p>0.754653627041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9672102043248">
                <text:p>1.29672102043248</text:p>
              </table:table-cell>
              <table:table-cell office:value-type="float" office:value="0.685177409079257">
                <text:p>0.685177409079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2731262922179">
                <text:p>0.68273126292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16860247815575">
                <text:p>0.816860247815575</text:p>
              </table:table-cell>
              <table:table-cell office:value-type="float" office:value="0.113057151898278">
                <text:p>0.113057151898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7336251405562">
                <text:p>1.07336251405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1231333149739">
                <text:p>1.61231333149739</text:p>
              </table:table-cell>
              <table:table-cell office:value-type="float" office:value="0.229307208822782">
                <text:p>0.2293072088227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2020825863373">
                <text:p>0.90202082586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092721737556">
                <text:p>0.8209272173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8970402870296">
                <text:p>1.38970402870296</text:p>
              </table:table-cell>
              <table:table-cell office:value-type="float" office:value="0.229847825313917">
                <text:p>0.229847825313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228558226535">
                <text:p>0.89228558226535</text:p>
              </table:table-cell>
              <table:table-cell office:value-type="float" office:value="0.122559257862077">
                <text:p>0.122559257862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9776271119161">
                <text:p>0.92977627111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342691410265">
                <text:p>1.33342691410265</text:p>
              </table:table-cell>
              <table:table-cell office:value-type="float" office:value="0.126246059010673">
                <text:p>0.126246059010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6277055086079">
                <text:p>1.56277055086079</text:p>
              </table:table-cell>
              <table:table-cell office:value-type="float" office:value="0.398310304380496">
                <text:p>0.398310304380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9667186152064">
                <text:p>1.49667186152064</text:p>
              </table:table-cell>
              <table:table-cell office:value-type="float" office:value="0.218158633175721">
                <text:p>0.2181586331757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8241600589704">
                <text:p>1.58241600589704</text:p>
              </table:table-cell>
              <table:table-cell office:value-type="float" office:value="0.178259964077844">
                <text:p>0.178259964077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0387132981015">
                <text:p>1.60387132981015</text:p>
              </table:table-cell>
              <table:table-cell office:value-type="float" office:value="0.216313947308009">
                <text:p>0.216313947308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454445643377">
                <text:p>1.0045444564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99576239563">
                <text:p>0.79099576239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0077881668162">
                <text:p>1.30077881668162</text:p>
              </table:table-cell>
              <table:table-cell office:value-type="float" office:value="0.212901051632655">
                <text:p>0.212901051632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3610237594291">
                <text:p>1.13610237594291</text:p>
              </table:table-cell>
              <table:table-cell office:value-type="float" office:value="0.358707952830722">
                <text:p>0.358707952830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7768007596471">
                <text:p>1.57768007596471</text:p>
              </table:table-cell>
              <table:table-cell office:value-type="float" office:value="0.393530651014558">
                <text:p>0.393530651014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12720939435309">
                <text:p>0.81272093943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0843886259987">
                <text:p>3.50843886259987</text:p>
              </table:table-cell>
              <table:table-cell office:value-type="float" office:value="1.27263570728366">
                <text:p>1.27263570728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9505535250263">
                <text:p>0.77950553525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21453094360489">
                <text:p>0.72145309436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8899663822785">
                <text:p>1.38899663822785</text:p>
              </table:table-cell>
              <table:table-cell office:value-type="float" office:value="0.248741711682741">
                <text:p>0.248741711682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3197503634348">
                <text:p>0.613197503634348</text:p>
              </table:table-cell>
              <table:table-cell office:value-type="float" office:value="0.116371449820303">
                <text:p>0.116371449820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6481310905424">
                <text:p>1.26481310905424</text:p>
              </table:table-cell>
              <table:table-cell office:value-type="float" office:value="0.141855957582393">
                <text:p>0.1418559575823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88618016306902">
                <text:p>0.88861801630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1269416396805">
                <text:p>1.51269416396805</text:p>
              </table:table-cell>
              <table:table-cell office:value-type="float" office:value="0.165064925608294">
                <text:p>0.165064925608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185656389407">
                <text:p>1.26185656389407</text:p>
              </table:table-cell>
              <table:table-cell office:value-type="float" office:value="0.200026159243127">
                <text:p>0.200026159243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512049842009">
                <text:p>0.99551204984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017755132532">
                <text:p>1.00017755132532</text:p>
              </table:table-cell>
              <table:table-cell office:value-type="float" office:value="0.172174338870535">
                <text:p>0.172174338870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0252928233151">
                <text:p>2.10252928233151</text:p>
              </table:table-cell>
              <table:table-cell office:value-type="float" office:value="0.862884949902422">
                <text:p>0.862884949902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7301006367608">
                <text:p>1.47301006367608</text:p>
              </table:table-cell>
              <table:table-cell office:value-type="float" office:value="0.442910193256503">
                <text:p>0.4429101932565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0329723642252">
                <text:p>1.30329723642252</text:p>
              </table:table-cell>
              <table:table-cell office:value-type="float" office:value="0.174979552974036">
                <text:p>0.174979552974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1036684376586">
                <text:p>0.801036684376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2813786913989">
                <text:p>1.32813786913989</text:p>
              </table:table-cell>
              <table:table-cell office:value-type="float" office:value="0.179836933192081">
                <text:p>0.1798369331920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4940303167632">
                <text:p>0.79494030316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5104488483396">
                <text:p>1.05104488483396</text:p>
              </table:table-cell>
              <table:table-cell office:value-type="float" office:value="0.199986769664792">
                <text:p>0.1999867696647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4980492546996">
                <text:p>1.04980492546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450773039031">
                <text:p>1.27450773039031</text:p>
              </table:table-cell>
              <table:table-cell office:value-type="float" office:value="0.155225580823182">
                <text:p>0.155225580823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9612296958123">
                <text:p>1.19612296958123</text:p>
              </table:table-cell>
              <table:table-cell office:value-type="float" office:value="0.0827338066362275">
                <text:p>0.08273380663622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1128833078605">
                <text:p>0.991128833078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4267572786365">
                <text:p>0.73426757278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8588440019501">
                <text:p>1.38588440019501</text:p>
              </table:table-cell>
              <table:table-cell office:value-type="float" office:value="0.404448974661834">
                <text:p>0.4044489746618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3224294648113">
                <text:p>0.983224294648113</text:p>
              </table:table-cell>
              <table:table-cell office:value-type="float" office:value="0.118828141236328">
                <text:p>0.118828141236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5158517178666">
                <text:p>1.45158517178666</text:p>
              </table:table-cell>
              <table:table-cell office:value-type="float" office:value="0.302612161749555">
                <text:p>0.3026121617495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9700919770798">
                <text:p>0.669700919770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22087848428643">
                <text:p>0.62208784842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3509616700568">
                <text:p>1.93509616700568</text:p>
              </table:table-cell>
              <table:table-cell office:value-type="float" office:value="1.25842634299823">
                <text:p>1.258426342998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65912997949825">
                <text:p>0.865912997949825</text:p>
              </table:table-cell>
              <table:table-cell office:value-type="float" office:value="0.205695878135031">
                <text:p>0.205695878135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50276229824621">
                <text:p>0.850276229824621</text:p>
              </table:table-cell>
              <table:table-cell office:value-type="float" office:value="0.197504696751419">
                <text:p>0.197504696751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1269545379594">
                <text:p>0.93126954537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8850759036645">
                <text:p>2.28850759036645</text:p>
              </table:table-cell>
              <table:table-cell office:value-type="float" office:value="0.981314812013649">
                <text:p>0.981314812013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244869199607">
                <text:p>1.9244869199607</text:p>
              </table:table-cell>
              <table:table-cell office:value-type="float" office:value="0.148497733480329">
                <text:p>0.1484977334803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6195717205732">
                <text:p>0.7619571720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9744372305075">
                <text:p>1.99744372305075</text:p>
              </table:table-cell>
              <table:table-cell office:value-type="float" office:value="0.520047389675335">
                <text:p>0.5200473896753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4993965597071">
                <text:p>0.944993965597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037802873631">
                <text:p>1.01037802873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0069035639994">
                <text:p>1.30069035639994</text:p>
              </table:table-cell>
              <table:table-cell office:value-type="float" office:value="0.142056662716425">
                <text:p>0.142056662716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7702575734563">
                <text:p>0.927702575734563</text:p>
              </table:table-cell>
              <table:table-cell office:value-type="float" office:value="0.215404665001305">
                <text:p>0.215404665001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60420680921718">
                <text:p>0.96042068092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394179699526">
                <text:p>1.26394179699526</text:p>
              </table:table-cell>
              <table:table-cell office:value-type="float" office:value="0.141106012343281">
                <text:p>0.141106012343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1054668365891">
                <text:p>0.441054668365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0323422948415">
                <text:p>2.00323422948415</text:p>
              </table:table-cell>
              <table:table-cell office:value-type="float" office:value="0.151631117200389">
                <text:p>0.1516311172003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4492408975676">
                <text:p>2.14492408975676</text:p>
              </table:table-cell>
              <table:table-cell office:value-type="float" office:value="0.56695869211813">
                <text:p>0.566958692118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580693211622">
                <text:p>1.63580693211622</text:p>
              </table:table-cell>
              <table:table-cell office:value-type="float" office:value="0.145567454884807">
                <text:p>0.1455674548848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44583395545588">
                <text:p>0.74458339554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313398571784">
                <text:p>0.7631339857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8176890885975">
                <text:p>1.0817689088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606896314467">
                <text:p>1.0606896314467</text:p>
              </table:table-cell>
              <table:table-cell office:value-type="float" office:value="0.109629552440093">
                <text:p>0.1096295524400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7697038281911">
                <text:p>0.4576970382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8262598760087">
                <text:p>1.0826259876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3919991964048">
                <text:p>1.53919991964048</text:p>
              </table:table-cell>
              <table:table-cell office:value-type="float" office:value="0.214282230316714">
                <text:p>0.214282230316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9802660286034">
                <text:p>1.19802660286034</text:p>
              </table:table-cell>
              <table:table-cell office:value-type="float" office:value="0.551630486443625">
                <text:p>0.551630486443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505073379805">
                <text:p>0.97505073379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2230674125943">
                <text:p>0.65223067412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7853586602402">
                <text:p>1.17853586602402</text:p>
              </table:table-cell>
              <table:table-cell office:value-type="float" office:value="0.250561830770089">
                <text:p>0.250561830770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42914753065468">
                <text:p>0.942914753065468</text:p>
              </table:table-cell>
              <table:table-cell office:value-type="float" office:value="0.220527659372642">
                <text:p>0.220527659372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262511944721">
                <text:p>0.54262511944721</text:p>
              </table:table-cell>
              <table:table-cell office:value-type="float" office:value="0.191398737961167">
                <text:p>0.191398737961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793236651132">
                <text:p>1.00793236651132</text:p>
              </table:table-cell>
              <table:table-cell office:value-type="float" office:value="0.133021534107039">
                <text:p>0.133021534107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7178607857618">
                <text:p>1.37178607857618</text:p>
              </table:table-cell>
              <table:table-cell office:value-type="float" office:value="0.4257424176813">
                <text:p>0.4257424176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9646857336007">
                <text:p>2.19646857336007</text:p>
              </table:table-cell>
              <table:table-cell office:value-type="float" office:value="0.943739246990416">
                <text:p>0.943739246990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3400223239454">
                <text:p>1.23400223239454</text:p>
              </table:table-cell>
              <table:table-cell office:value-type="float" office:value="0.211710135645533">
                <text:p>0.2117101356455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9516470477324">
                <text:p>1.99516470477324</text:p>
              </table:table-cell>
              <table:table-cell office:value-type="float" office:value="0.131188580976901">
                <text:p>0.131188580976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36354700215439">
                <text:p>0.73635470021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1310547438762">
                <text:p>1.31310547438762</text:p>
              </table:table-cell>
              <table:table-cell office:value-type="float" office:value="0.183421581625266">
                <text:p>0.183421581625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9363876223679">
                <text:p>0.859363876223679</text:p>
              </table:table-cell>
              <table:table-cell office:value-type="float" office:value="0.233342923691189">
                <text:p>0.233342923691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2993266524917">
                <text:p>1.12993266524917</text:p>
              </table:table-cell>
              <table:table-cell office:value-type="float" office:value="0.0257632837356187">
                <text:p>0.0257632837356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3566918710573">
                <text:p>0.75356691871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7961560080751">
                <text:p>1.27961560080751</text:p>
              </table:table-cell>
              <table:table-cell office:value-type="float" office:value="0.10444424269545">
                <text:p>0.104444242695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473097356451">
                <text:p>1.4473097356451</text:p>
              </table:table-cell>
              <table:table-cell office:value-type="float" office:value="0.446332605981278">
                <text:p>0.446332605981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5780611373724">
                <text:p>0.825780611373724</text:p>
              </table:table-cell>
              <table:table-cell office:value-type="float" office:value="0.186069979867913">
                <text:p>0.186069979867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3865282107167">
                <text:p>1.03865282107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56802707287045">
                <text:p>0.956802707287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7018970255052">
                <text:p>1.47018970255052</text:p>
              </table:table-cell>
              <table:table-cell office:value-type="float" office:value="0.220393927224567">
                <text:p>0.220393927224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6146066082625">
                <text:p>0.83614606608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602744765582">
                <text:p>1.10602744765582</text:p>
              </table:table-cell>
              <table:table-cell office:value-type="float" office:value="0.194817227921416">
                <text:p>0.1948172279214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0016942531956">
                <text:p>1.30016942531956</text:p>
              </table:table-cell>
              <table:table-cell office:value-type="float" office:value="0.172287421008961">
                <text:p>0.1722874210089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0637284964274">
                <text:p>0.770637284964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7986492839628">
                <text:p>0.897986492839628</text:p>
              </table:table-cell>
              <table:table-cell office:value-type="float" office:value="0.114139607972032">
                <text:p>0.1141396079720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5653990816373">
                <text:p>1.75653990816373</text:p>
              </table:table-cell>
              <table:table-cell office:value-type="float" office:value="0.223823552592432">
                <text:p>0.2238235525924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37934034238292">
                <text:p>0.637934034238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2003695131765">
                <text:p>1.32003695131765</text:p>
              </table:table-cell>
              <table:table-cell office:value-type="float" office:value="0.331003351951672">
                <text:p>0.3310033519516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4280150224331">
                <text:p>0.994280150224331</text:p>
              </table:table-cell>
              <table:table-cell office:value-type="float" office:value="0.137115146836717">
                <text:p>0.137115146836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4603445282725">
                <text:p>0.9460344528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6146001670402">
                <text:p>0.59614600167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0233191316043">
                <text:p>1.10233191316043</text:p>
              </table:table-cell>
              <table:table-cell office:value-type="float" office:value="0.20703640672588">
                <text:p>0.20703640672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50012298986938">
                <text:p>0.85001229898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3320086287543">
                <text:p>1.43320086287543</text:p>
              </table:table-cell>
              <table:table-cell office:value-type="float" office:value="0.286788640428597">
                <text:p>0.286788640428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27000530555354">
                <text:p>0.727000530555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81326069043717">
                <text:p>0.681326069043717</text:p>
              </table:table-cell>
              <table:table-cell office:value-type="float" office:value="0.120597666357817">
                <text:p>0.120597666357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5498510030596">
                <text:p>0.97549851003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641563419131">
                <text:p>1.26641563419131</text:p>
              </table:table-cell>
              <table:table-cell office:value-type="float" office:value="0.143235263750293">
                <text:p>0.14323526375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36610260694016">
                <text:p>0.93661026069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617354402727">
                <text:p>1.061735440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603395814282">
                <text:p>1.5603395814282</text:p>
              </table:table-cell>
              <table:table-cell office:value-type="float" office:value="0.225724607515274">
                <text:p>0.2257246075152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3184687511176">
                <text:p>0.99318468751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8509044194801">
                <text:p>0.71850904419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0954401601625">
                <text:p>1.30954401601625</text:p>
              </table:table-cell>
              <table:table-cell office:value-type="float" office:value="0.321861092920094">
                <text:p>0.3218610929200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6886525358274">
                <text:p>0.696886525358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07574861699155">
                <text:p>0.907574861699155</text:p>
              </table:table-cell>
              <table:table-cell office:value-type="float" office:value="0.159016868338943">
                <text:p>0.1590168683389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5515852666176">
                <text:p>1.35515852666176</text:p>
              </table:table-cell>
              <table:table-cell office:value-type="float" office:value="0.136272660990838">
                <text:p>0.1362726609908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0178115930867">
                <text:p>1.00178115930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12777261381902">
                <text:p>0.81277726138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14927822899503">
                <text:p>0.814927822899503</text:p>
              </table:table-cell>
              <table:table-cell office:value-type="float" office:value="0.164678132436793">
                <text:p>0.1646781324367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2641348648226">
                <text:p>0.922641348648226</text:p>
              </table:table-cell>
              <table:table-cell office:value-type="float" office:value="0.210200347313746">
                <text:p>0.210200347313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26385745976199">
                <text:p>0.826385745976199</text:p>
              </table:table-cell>
              <table:table-cell office:value-type="float" office:value="0.134148965099671">
                <text:p>0.1341489650996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0870189169944">
                <text:p>0.9087018916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79828138185923">
                <text:p>0.87982813818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3414895226208">
                <text:p>1.13414895226208</text:p>
              </table:table-cell>
              <table:table-cell office:value-type="float" office:value="0.227110927989593">
                <text:p>0.227110927989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5605829269253">
                <text:p>1.65605829269253</text:p>
              </table:table-cell>
              <table:table-cell office:value-type="float" office:value="0.244672444745459">
                <text:p>0.2446724447454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78731799137">
                <text:p>0.7478731799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8474272082385">
                <text:p>1.58474272082385</text:p>
              </table:table-cell>
              <table:table-cell office:value-type="float" office:value="0.170592961825588">
                <text:p>0.1705929618255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3492661210058">
                <text:p>1.23492661210058</text:p>
              </table:table-cell>
              <table:table-cell office:value-type="float" office:value="0.199308903739844">
                <text:p>0.199308903739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4863824630202">
                <text:p>1.74863824630202</text:p>
              </table:table-cell>
              <table:table-cell office:value-type="float" office:value="0.447908302893191">
                <text:p>0.4479083028931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1338206943151">
                <text:p>1.11338206943151</text:p>
              </table:table-cell>
              <table:table-cell office:value-type="float" office:value="0.215763237939459">
                <text:p>0.215763237939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3633615912679">
                <text:p>1.03633615912679</text:p>
              </table:table-cell>
              <table:table-cell office:value-type="float" office:value="0.379944827193167">
                <text:p>0.3799448271931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115938908477">
                <text:p>1.0111593890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5003623407039">
                <text:p>0.975003623407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7258142706517">
                <text:p>1.17258142706517</text:p>
              </table:table-cell>
              <table:table-cell office:value-type="float" office:value="0.0624714132153042">
                <text:p>0.0624714132153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8481750336799">
                <text:p>0.508481750336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6153058794537">
                <text:p>0.826153058794537</text:p>
              </table:table-cell>
              <table:table-cell office:value-type="float" office:value="0.110848805477506">
                <text:p>0.1108488054775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1666590432614">
                <text:p>1.0166659043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4453602947454">
                <text:p>1.14453602947454</text:p>
              </table:table-cell>
              <table:table-cell office:value-type="float" office:value="0.0383325158070408">
                <text:p>0.0383325158070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4492625299918">
                <text:p>1.44492625299918</text:p>
              </table:table-cell>
              <table:table-cell office:value-type="float" office:value="0.185933227661722">
                <text:p>0.1859332276617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4464446376807">
                <text:p>1.64464446376807</text:p>
              </table:table-cell>
              <table:table-cell office:value-type="float" office:value="0.228733877685245">
                <text:p>0.2287338776852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2920832156964">
                <text:p>1.0292083215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6767485136801">
                <text:p>1.16767485136801</text:p>
              </table:table-cell>
              <table:table-cell office:value-type="float" office:value="0.0582482843758286">
                <text:p>0.05824828437582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9383600251867">
                <text:p>0.569383600251867</text:p>
              </table:table-cell>
              <table:table-cell office:value-type="float" office:value="0.110646244291176">
                <text:p>0.1106462442911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5921592336647">
                <text:p>1.05921592336647</text:p>
              </table:table-cell>
              <table:table-cell office:value-type="float" office:value="0.184440322503075">
                <text:p>0.1844403225030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66654988203274">
                <text:p>2.66654988203274</text:p>
              </table:table-cell>
              <table:table-cell office:value-type="float" office:value="0.879079969034734">
                <text:p>0.879079969034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5228737294321">
                <text:p>1.15228737294321</text:p>
              </table:table-cell>
              <table:table-cell office:value-type="float" office:value="0.206233600032372">
                <text:p>0.2062336000323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605442942138">
                <text:p>1.7605442942138</text:p>
              </table:table-cell>
              <table:table-cell office:value-type="float" office:value="0.504677476916338">
                <text:p>0.50467747691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47230702473919">
                <text:p>0.747230702473919</text:p>
              </table:table-cell>
              <table:table-cell office:value-type="float" office:value="0.173903001935426">
                <text:p>0.1739030019354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2676596427148">
                <text:p>1.42676596427148</text:p>
              </table:table-cell>
              <table:table-cell office:value-type="float" office:value="0.204368837275948">
                <text:p>0.2043688372759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3218402304067">
                <text:p>1.63218402304067</text:p>
              </table:table-cell>
              <table:table-cell office:value-type="float" office:value="0.409973530959028">
                <text:p>0.4099735309590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8360111993863">
                <text:p>1.18360111993863</text:p>
              </table:table-cell>
              <table:table-cell office:value-type="float" office:value="0.139940463362516">
                <text:p>0.1399404633625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54398178420689">
                <text:p>0.954398178420689</text:p>
              </table:table-cell>
              <table:table-cell office:value-type="float" office:value="0.152198190780275">
                <text:p>0.1521981907802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4351305889832">
                <text:p>2.04351305889832</text:p>
              </table:table-cell>
              <table:table-cell office:value-type="float" office:value="0.812089215654989">
                <text:p>0.8120892156549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08264365368345">
                <text:p>0.908264365368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5730173526721">
                <text:p>1.45730173526721</text:p>
              </table:table-cell>
              <table:table-cell office:value-type="float" office:value="0.146528738729343">
                <text:p>0.1465287387293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36432821630156">
                <text:p>0.8364328216301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5">
      <style:chart-properties chart:symbol-type="named-symbol" chart:symbol-name="square" chart:symbol-width="0.25cm" chart:symbol-height="0.25cm" chart:link-data-style-to-source="true"/>
      <style:graphic-properties svg:stroke-width="0.08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3cm" svg:y="0.273cm" chart:style-name="ch2">
          <text:p>Underlying Distribution</text:p>
        </chart:title>
        <chart:plot-area chart:style-name="ch3" table:cell-range-address="MonteCarloBlackScholes.E48:MonteCarloBlackScholes.F107 MonteCarloBlackScholes.F46:MonteCarloBlackScholes.F46" chart:data-source-has-labels="row" svg:x="0.421cm" svg:y="0.987cm" svg:width="8.229cm" svg:height="4.569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F48:MonteCarloBlackScholes.F107" chart:label-cell-address="MonteCarloBlackScholes.F46:MonteCarloBlackScholes.F46" chart:class="chart:scatter">
            <chart:domain table:cell-range-address="MonteCarloBlackScholes.E48:MonteCarloBlackScholes.E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MonteCarloBlackScholes.F46:MonteCarloBlackScholes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36707811180872">
                <text:p>-0.0936707811180872</text:p>
                <draw:g>
                  <svg:desc>MonteCarloBlackScholes.E48:MonteCarloBlackScholes.E107</svg:desc>
                </draw:g>
              </table:table-cell>
              <table:table-cell office:value-type="float" office:value="0">
                <text:p>0</text:p>
                <draw:g>
                  <svg:desc>MonteCarloBlackScholes.F48:MonteCarloBlackScholes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3551112922733">
                <text:p>-0.04355111292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6855527262097">
                <text:p>0.0065685552726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6882234679749">
                <text:p>0.0566882234679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6807891663329">
                <text:p>0.10680789166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927559858683">
                <text:p>0.15692755985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7047228054037">
                <text:p>0.20704722805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166896249391">
                <text:p>0.25716689624939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7286564444745">
                <text:p>0.30728656444474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7406232640099">
                <text:p>0.35740623264009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525900835453">
                <text:p>0.407525900835453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7645569030807">
                <text:p>0.4576455690308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7765237226161">
                <text:p>0.50776523722616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7884905421515">
                <text:p>0.55788490542151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00457361687">
                <text:p>0.6080045736168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8124241812224">
                <text:p>0.658124241812224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8243910007578">
                <text:p>0.708243910007578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8363578202932">
                <text:p>0.758363578202932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8483246398286">
                <text:p>0.808483246398286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860291459364">
                <text:p>0.85860291459364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8722582788994">
                <text:p>0.908722582788994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8842250984348">
                <text:p>0.95884225098434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89619191797">
                <text:p>1.0089619191797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908158737506">
                <text:p>1.05908158737506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920125557041">
                <text:p>1.10920125557041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932092376576">
                <text:p>1.15932092376576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0944059196112">
                <text:p>1.20944059196112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956026015647">
                <text:p>1.25956026015647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967992835183">
                <text:p>1.30967992835183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979959654718">
                <text:p>1.35979959654718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0991926474253">
                <text:p>1.40991926474253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003893293789">
                <text:p>1.46003893293789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015860113324">
                <text:p>1.5101586011332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02782693286">
                <text:p>1.560278269328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039793752395">
                <text:p>1.61039793752395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605176057193">
                <text:p>1.660517605719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1063727391466">
                <text:p>1.71063727391466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075694211001">
                <text:p>1.7607569421100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087661030537">
                <text:p>1.8108766103053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6099627850072">
                <text:p>1.86099627850072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1111594669607">
                <text:p>1.91111594669607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123561489143">
                <text:p>1.96123561489143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135528308678">
                <text:p>2.0113552830867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147495128214">
                <text:p>2.06147495128214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1159461947749">
                <text:p>2.11159461947749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171428767285">
                <text:p>2.16171428767285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118339558682">
                <text:p>2.2118339558682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6195362406355">
                <text:p>2.2619536240635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1207329225891">
                <text:p>2.3120732922589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6219296045426">
                <text:p>2.36219296045426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1231262864961">
                <text:p>2.4123126286496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15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66cm" svg:height="6.002cm" xlink:href=".." xlink:type="simple" chart:class="chart:scatter" chart:style-name="ch1">
        <chart:title svg:x="3.593cm" svg:y="0.274cm" chart:style-name="ch2">
          <text:p>Payoff Distribution</text:p>
        </chart:title>
        <chart:plot-area chart:style-name="ch3" table:cell-range-address="MonteCarloBlackScholes.H48:MonteCarloBlackScholes.I107 MonteCarloBlackScholes.I46:MonteCarloBlackScholes.I46" chart:data-source-has-labels="row" svg:x="0.421cm" svg:y="0.988cm" svg:width="8.229cm" svg:height="4.568cm">
          <chartooo:coordinate-region svg:x="0.825cm" svg:y="1.146cm" svg:width="7.469cm" svg:height="3.84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MonteCarloBlackScholes.I48:MonteCarloBlackScholes.I107" chart:label-cell-address="MonteCarloBlackScholes.I46:MonteCarloBlackScholes.I46" chart:class="chart:scatter">
            <chart:domain table:cell-range-address="MonteCarloBlackScholes.H48:MonteCarloBlackScholes.H107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  <draw:g>
                  <svg:desc>MonteCarloBlackScholes.I46:MonteCarloBlackScholes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286191995014">
                <text:p>-0.445286191995014</text:p>
                <draw:g>
                  <svg:desc>MonteCarloBlackScholes.H48:MonteCarloBlackScholes.H107</svg:desc>
                </draw:g>
              </table:table-cell>
              <table:table-cell office:value-type="float" office:value="0">
                <text:p>0</text:p>
                <draw:g>
                  <svg:desc>MonteCarloBlackScholes.I48:MonteCarloBlackScholes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20564032064042">
                <text:p>-0.42056403206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95841872133071">
                <text:p>-0.39584187213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711197122021">
                <text:p>-0.371119712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46397552271129">
                <text:p>-0.34639755227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1675392340158">
                <text:p>-0.321675392340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96953232409187">
                <text:p>-0.296953232409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72231072478216">
                <text:p>-0.27223107247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7508912547244">
                <text:p>-0.24750891254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2786752616273">
                <text:p>-0.222786752616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98064592685302">
                <text:p>-0.198064592685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3342432754331">
                <text:p>-0.173342432754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4862027282336">
                <text:p>-0.1486202728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3898112892389">
                <text:p>-0.12389811289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91759529614175">
                <text:p>-0.099175952961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44537930304464">
                <text:p>-0.074453793030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97316330994752">
                <text:p>-0.0497316330994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50094731685041">
                <text:p>-0.0250094731685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87313237532946">
                <text:p>-0.000287313237532946</text:p>
              </table:table-cell>
              <table:table-cell office:value-type="float" office:value="0.3266">
                <text:p>0.3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4348466934382">
                <text:p>0.0244348466934382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91570066244094">
                <text:p>0.0491570066244094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8791665553805">
                <text:p>0.0738791665553805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6013264863517">
                <text:p>0.0986013264863517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323486417323">
                <text:p>0.123323486417323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045646348294">
                <text:p>0.148045646348294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2767806279265">
                <text:p>0.172767806279265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7489966210236">
                <text:p>0.197489966210236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212126141207">
                <text:p>0.222212126141207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6934286072178">
                <text:p>0.24693428607217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65644600315">
                <text:p>0.2716564460031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6378605934121">
                <text:p>0.29637860593412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1100765865092">
                <text:p>0.321100765865092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5822925796063">
                <text:p>0.34582292579606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545085727034">
                <text:p>0.370545085727034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5267245658005">
                <text:p>0.39526724565800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9989405588977">
                <text:p>0.41998940558897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4711565519948">
                <text:p>0.444711565519948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9433725450919">
                <text:p>0.469433725450919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415588538189">
                <text:p>0.49415588538189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8878045312861">
                <text:p>0.518878045312861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3600205243832">
                <text:p>0.543600205243832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8322365174804">
                <text:p>0.568322365174804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3044525105775">
                <text:p>0.5930445251057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7766685036746">
                <text:p>0.61776668503674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2488844967717">
                <text:p>0.642488844967717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7211004898688">
                <text:p>0.66721100489868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933164829659">
                <text:p>0.691933164829659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665532476063">
                <text:p>0.71665532476063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377484691602">
                <text:p>0.74137748469160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6099644622573">
                <text:p>0.76609964462257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0821804553544">
                <text:p>0.790821804553544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